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98in"/>
    </style:style>
    <style:style style:name="co2" style:family="table-column">
      <style:table-column-properties fo:break-before="auto" style:column-width="2.58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9211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<text:a xlink:href="https://hsk.academy/en/words/爱情" xlink:type="simple">爱情ài qíng</text:a></text:p>
          </table:table-cell>
          <table:table-cell office:value-type="string" calcext:value-type="string">
            <text:p>romance; love (romantic); CL:个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hsk.academy/en/words/安排" xlink:type="simple">安排ān pái</text:a></text:p>
          </table:table-cell>
          <table:table-cell table:style-name="ce2" office:value-type="string" calcext:value-type="string">
            <text:p>to arrange; to plan; to set up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<text:a xlink:href="https://hsk.academy/en/words/安全" xlink:type="simple">安全ān quán</text:a></text:p>
          </table:table-cell>
          <table:table-cell office:value-type="string" calcext:value-type="string">
            <text:p>safe; secure; safety; secu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按时" xlink:type="simple">按时àn shí</text:a></text:p>
          </table:table-cell>
          <table:table-cell office:value-type="string" calcext:value-type="string">
            <text:p>on time; before deadline; on schedu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按照" xlink:type="simple">按照àn zhào</text:a></text:p>
          </table:table-cell>
          <table:table-cell office:value-type="string" calcext:value-type="string">
            <text:p>according to; in accordance with; in the light of; on the basis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百分之" xlink:type="simple">百分之bǎi fēn zhī</text:a></text:p>
          </table:table-cell>
          <table:table-cell office:value-type="string" calcext:value-type="string">
            <text:p>percen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棒" xlink:type="simple">棒bàng</text:a></text:p>
          </table:table-cell>
          <table:table-cell office:value-type="string" calcext:value-type="string">
            <text:p>a stick; club or cudgel; smart; capable; strong; wonderful; classifier for legs of a relay 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包子" xlink:type="simple">包子bāo zi</text:a></text:p>
          </table:table-cell>
          <table:table-cell office:value-type="string" calcext:value-type="string">
            <text:p>steamed stuffed bun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保护" xlink:type="simple">保护bǎo hù</text:a></text:p>
          </table:table-cell>
          <table:table-cell office:value-type="string" calcext:value-type="string">
            <text:p>to protect; to defend; to safeguard; protection; CL:种[zhong3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保证" xlink:type="simple">保证bǎo zhèng</text:a></text:p>
          </table:table-cell>
          <table:table-cell office:value-type="string" calcext:value-type="string">
            <text:p>guarantee; to guarantee; to ensure; to safeguard; to pledge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报名" xlink:type="simple">报名bào míng</text:a></text:p>
          </table:table-cell>
          <table:table-cell office:value-type="string" calcext:value-type="string">
            <text:p>to sign up; to enter one's name; to apply; to register; to enroll; to enli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抱" xlink:type="simple">抱bào</text:a></text:p>
          </table:table-cell>
          <table:table-cell office:value-type="string" calcext:value-type="string">
            <text:p>to hold; to carry (in one's arms); to hug or embrace; surround; cheris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抱歉" xlink:type="simple">抱歉bào qiàn</text:a></text:p>
          </table:table-cell>
          <table:table-cell office:value-type="string" calcext:value-type="string">
            <text:p>sorry; We apologize!; to feel apologetic; to regre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倍" xlink:type="simple">倍bèi</text:a></text:p>
          </table:table-cell>
          <table:table-cell office:value-type="string" calcext:value-type="string">
            <text:p>(two, three etc) -fold; times (multiplier); double; to increase or multipl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本来" xlink:type="simple">本来běn lái</text:a></text:p>
          </table:table-cell>
          <table:table-cell office:value-type="string" calcext:value-type="string">
            <text:p>original; originally; at first; it goes without saying; of cour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笨" xlink:type="simple">笨bèn</text:a></text:p>
          </table:table-cell>
          <table:table-cell office:value-type="string" calcext:value-type="string">
            <text:p>stupid; foolish; silly; slow-witted; clums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比如" xlink:type="simple">比如bǐ rú</text:a></text:p>
          </table:table-cell>
          <table:table-cell office:value-type="string" calcext:value-type="string">
            <text:p>for example; for instance; such 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毕业" xlink:type="simple">毕业bì yè</text:a></text:p>
          </table:table-cell>
          <table:table-cell office:value-type="string" calcext:value-type="string">
            <text:p>to graduate; graduation; to finish sch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遍" xlink:type="simple">遍biàn</text:a></text:p>
          </table:table-cell>
          <table:table-cell office:value-type="string" calcext:value-type="string">
            <text:p>a time; everywhere; turn; all over; one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标准" xlink:type="simple">标准biāo zhǔn</text:a></text:p>
          </table:table-cell>
          <table:table-cell office:value-type="string" calcext:value-type="string">
            <text:p>(an official) standard; norm; criterio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表格" xlink:type="simple">表格biǎo gé</text:a></text:p>
          </table:table-cell>
          <table:table-cell office:value-type="string" calcext:value-type="string">
            <text:p>form; table; CL:张[zhang1] ,份[fen4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表示" xlink:type="simple">表示biǎo shì</text:a></text:p>
          </table:table-cell>
          <table:table-cell office:value-type="string" calcext:value-type="string">
            <text:p>to express; to show; to say; to state; to indicate; to mea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表演" xlink:type="simple">表演biǎo yǎn</text:a></text:p>
          </table:table-cell>
          <table:table-cell office:value-type="string" calcext:value-type="string">
            <text:p>play; show; performance; exhibition; to perform; to act; to demonstrate; CL:场[chang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表扬" xlink:type="simple">表扬biǎo yáng</text:a></text:p>
          </table:table-cell>
          <table:table-cell office:value-type="string" calcext:value-type="string">
            <text:p>to praise; to commen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饼干" xlink:type="simple">饼干bǐng gān</text:a></text:p>
          </table:table-cell>
          <table:table-cell office:value-type="string" calcext:value-type="string">
            <text:p>biscuit; cracker; cookie; CL:片[pian4] ,块[kuai4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并且" xlink:type="simple">并且bìng qiě</text:a></text:p>
          </table:table-cell>
          <table:table-cell office:value-type="string" calcext:value-type="string">
            <text:p>moreover; furthermore; in addition; besides; an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博士" xlink:type="simple">博士bó shì</text:a></text:p>
          </table:table-cell>
          <table:table-cell office:value-type="string" calcext:value-type="string">
            <text:p>doctor; court academician (in feudal China); Ph.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不过" xlink:type="simple">不过bú guò</text:a></text:p>
          </table:table-cell>
          <table:table-cell office:value-type="string" calcext:value-type="string">
            <text:p>only; merely; no more than; but; however; anyway (to get back to a previous topic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不得不" xlink:type="simple">不得不bù dé bù</text:a></text:p>
          </table:table-cell>
          <table:table-cell office:value-type="string" calcext:value-type="string">
            <text:p>have no choice or option but to; cannot but; have to; can't help it; can't avoi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不管" xlink:type="simple">不管bù guǎn</text:a></text:p>
          </table:table-cell>
          <table:table-cell office:value-type="string" calcext:value-type="string">
            <text:p>no matter (what, how); regardless of; no mat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不仅" xlink:type="simple">不仅bù jǐn</text:a></text:p>
          </table:table-cell>
          <table:table-cell office:value-type="string" calcext:value-type="string">
            <text:p>not only (this one); not just (...) but al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部分" xlink:type="simple">部分bù fen</text:a></text:p>
          </table:table-cell>
          <table:table-cell office:value-type="string" calcext:value-type="string">
            <text:p>part; share; section; piece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擦" xlink:type="simple">擦cā</text:a></text:p>
          </table:table-cell>
          <table:table-cell office:value-type="string" calcext:value-type="string">
            <text:p>to wipe; to erase; rubbing (brush stroke in painting); to clean; to pol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猜" xlink:type="simple">猜cāi</text:a></text:p>
          </table:table-cell>
          <table:table-cell office:value-type="string" calcext:value-type="string">
            <text:p>to gues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材料" xlink:type="simple">材料cái liào</text:a></text:p>
          </table:table-cell>
          <table:table-cell office:value-type="string" calcext:value-type="string">
            <text:p>material; data; makings; stuff; CL:个,种[zhong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参观" xlink:type="simple">参观cān guān</text:a></text:p>
          </table:table-cell>
          <table:table-cell office:value-type="string" calcext:value-type="string">
            <text:p>to look around; to inspect; visit and obser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餐厅" xlink:type="simple">餐厅cān tīng</text:a></text:p>
          </table:table-cell>
          <table:table-cell office:value-type="string" calcext:value-type="string">
            <text:p>dining-hall; dining-room; restaurant; CL:间[jian1] ,家[jia1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厕所" xlink:type="simple">厕所cè suǒ</text:a></text:p>
          </table:table-cell>
          <table:table-cell office:value-type="string" calcext:value-type="string">
            <text:p>toilet; lavatory; CL:间[jian1] ,处[chu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差不多" xlink:type="simple">差不多chà bu duō</text:a></text:p>
          </table:table-cell>
          <table:table-cell office:value-type="string" calcext:value-type="string">
            <text:p>almost; nearly; more or les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尝" xlink:type="simple">尝cháng</text:a></text:p>
          </table:table-cell>
          <table:table-cell office:value-type="string" calcext:value-type="string">
            <text:p>to try (to taste); to experience; flavor; (past tense marker); already; formerly; ever; once; 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长城" xlink:type="simple">长城cháng chéng</text:a></text:p>
          </table:table-cell>
          <table:table-cell office:value-type="string" calcext:value-type="string">
            <text:p>the Great W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长江" xlink:type="simple">长江cháng jiāng</text:a></text:p>
          </table:table-cell>
          <table:table-cell office:value-type="string" calcext:value-type="string">
            <text:p>Changjiang river; Yangtze rive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场" xlink:type="simple">场chǎng</text:a></text:p>
          </table:table-cell>
          <table:table-cell office:value-type="string" calcext:value-type="string">
            <text:p>large place used for a specific purpose; stage; scene (of a play); threshing floor; classifier for sporting or recreational activities; classifier for number of ex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超过" xlink:type="simple">超过chāo guò</text:a></text:p>
          </table:table-cell>
          <table:table-cell office:value-type="string" calcext:value-type="string">
            <text:p>to surpass; to exceed; to outstr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乘坐" xlink:type="simple">乘坐chéng zuò</text:a></text:p>
          </table:table-cell>
          <table:table-cell office:value-type="string" calcext:value-type="string">
            <text:p>to ride (in a vehic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成功" xlink:type="simple">成功chéng gōng</text:a></text:p>
          </table:table-cell>
          <table:table-cell office:value-type="string" calcext:value-type="string">
            <text:p>success; to succeed; CL:次[ci4] ,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成为" xlink:type="simple">成为chéng wéi</text:a></text:p>
          </table:table-cell>
          <table:table-cell office:value-type="string" calcext:value-type="string">
            <text:p>to become; to turn i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诚实" xlink:type="simple">诚实chéng shí</text:a></text:p>
          </table:table-cell>
          <table:table-cell office:value-type="string" calcext:value-type="string">
            <text:p>honest; honesty; honorable; truthfu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hsk.academy/en/words/吃惊" xlink:type="simple">吃惊chī jīng</text:a></text:p>
          </table:table-cell>
          <table:table-cell table:style-name="ce2" office:value-type="string" calcext:value-type="string">
            <text:p>to be startled; to be shocked; to be amazed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<text:a xlink:href="https://hsk.academy/en/words/重新" xlink:type="simple">重新chóng xīn</text:a></text:p>
          </table:table-cell>
          <table:table-cell office:value-type="string" calcext:value-type="string">
            <text:p>again; once more; re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抽烟" xlink:type="simple">抽烟chōu yān</text:a></text:p>
          </table:table-cell>
          <table:table-cell office:value-type="string" calcext:value-type="string">
            <text:p>to smoke (a cigarette, tobacc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出差" xlink:type="simple">出差chū chāi</text:a></text:p>
          </table:table-cell>
          <table:table-cell office:value-type="string" calcext:value-type="string">
            <text:p>to go on an official or business tr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出发" xlink:type="simple">出发chū fā</text:a></text:p>
          </table:table-cell>
          <table:table-cell office:value-type="string" calcext:value-type="string">
            <text:p>to start out; to set 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出生" xlink:type="simple">出生chū shēng</text:a></text:p>
          </table:table-cell>
          <table:table-cell office:value-type="string" calcext:value-type="string">
            <text:p>to be bo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出现" xlink:type="simple">出现chū xiàn</text:a></text:p>
          </table:table-cell>
          <table:table-cell office:value-type="string" calcext:value-type="string">
            <text:p>to appear; to arise; to emerge; to show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厨房" xlink:type="simple">厨房chú fáng</text:a></text:p>
          </table:table-cell>
          <table:table-cell office:value-type="string" calcext:value-type="string">
            <text:p>kitchen; CL:间[jian1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传真" xlink:type="simple">传真chuán zhēn</text:a></text:p>
          </table:table-cell>
          <table:table-cell office:value-type="string" calcext:value-type="string">
            <text:p>fax; facsim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窗户" xlink:type="simple">窗户chuāng hu</text:a></text:p>
          </table:table-cell>
          <table:table-cell office:value-type="string" calcext:value-type="string">
            <text:p>window; CL:个,扇[shan4]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词语" xlink:type="simple">词语cí yǔ</text:a></text:p>
          </table:table-cell>
          <table:table-cell office:value-type="string" calcext:value-type="string">
            <text:p>word (general term including monosyllables through to short phrases); term (e.g. technical term); express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从来" xlink:type="simple">从来cóng lái</text:a></text:p>
          </table:table-cell>
          <table:table-cell office:value-type="string" calcext:value-type="string">
            <text:p>always; at all times; never (if used in negative sentenc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粗心" xlink:type="simple">粗心cū xīn</text:a></text:p>
          </table:table-cell>
          <table:table-cell office:value-type="string" calcext:value-type="string">
            <text:p>careless; thought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存" xlink:type="simple">存cún</text:a></text:p>
          </table:table-cell>
          <table:table-cell office:value-type="string" calcext:value-type="string">
            <text:p>exist; deposit; store; keep; surv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错误" xlink:type="simple">错误cuò wù</text:a></text:p>
          </table:table-cell>
          <table:table-cell office:value-type="string" calcext:value-type="string">
            <text:p>error; mistake; mistake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答案" xlink:type="simple">答案dá àn</text:a></text:p>
          </table:table-cell>
          <table:table-cell office:value-type="string" calcext:value-type="string">
            <text:p>answer; solution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打扮" xlink:type="simple">打扮dǎ ban</text:a></text:p>
          </table:table-cell>
          <table:table-cell office:value-type="string" calcext:value-type="string">
            <text:p>to decorate; to dress; to make up; to adorn; manner of dressing; style of d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打扰" xlink:type="simple">打扰dǎ rǎo</text:a></text:p>
          </table:table-cell>
          <table:table-cell office:value-type="string" calcext:value-type="string">
            <text:p>to disturb; to bother; to trou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打印" xlink:type="simple">打印dǎ yìn</text:a></text:p>
          </table:table-cell>
          <table:table-cell office:value-type="string" calcext:value-type="string">
            <text:p>to print; to seal; to stamp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<text:a xlink:href="https://hsk.academy/en/words/打招呼" xlink:type="simple">打招呼dǎ zhāo hu</text:a></text:p>
          </table:table-cell>
          <table:table-cell table:style-name="ce6" office:value-type="string" calcext:value-type="string">
            <text:p>to greet sb by word or action; to give prior notice</text:p>
          </table:table-cell>
          <table:table-cell table:style-name="ce8" table:number-columns-repeated="1022"/>
        </table:table-row>
        <table:table-row table:style-name="ro1">
          <table:table-cell office:value-type="string" calcext:value-type="string">
            <text:p><text:a xlink:href="https://hsk.academy/en/words/打折" xlink:type="simple">打折dǎ zhé</text:a></text:p>
          </table:table-cell>
          <table:table-cell office:value-type="string" calcext:value-type="string">
            <text:p>to give a discou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打针" xlink:type="simple">打针dǎ zhēn</text:a></text:p>
          </table:table-cell>
          <table:table-cell office:value-type="string" calcext:value-type="string">
            <text:p>to give or have an inje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大概" xlink:type="simple">大概dà gài</text:a></text:p>
          </table:table-cell>
          <table:table-cell office:value-type="string" calcext:value-type="string">
            <text:p>roughly; probably; rough; approximate;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大使馆" xlink:type="simple">大使馆dà shǐ guǎn</text:a></text:p>
          </table:table-cell>
          <table:table-cell office:value-type="string" calcext:value-type="string">
            <text:p>embassy; CL:座[zuo4] ,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大约" xlink:type="simple">大约dà yuē</text:a></text:p>
          </table:table-cell>
          <table:table-cell office:value-type="string" calcext:value-type="string">
            <text:p>approximately; abou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大夫" xlink:type="simple">大夫dài fu</text:a></text:p>
          </table:table-cell>
          <table:table-cell office:value-type="string" calcext:value-type="string">
            <text:p>doctor; minister of state (in pre-Han states); CL:个,位[wei4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戴" xlink:type="simple">戴dài</text:a></text:p>
          </table:table-cell>
          <table:table-cell office:value-type="string" calcext:value-type="string">
            <text:p>to put on or wear (glasses, hat, gloves etc); to respect; to bear; to suppor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当" xlink:type="simple">当dāng</text:a></text:p>
          </table:table-cell>
          <table:table-cell office:value-type="string" calcext:value-type="string">
            <text:p>to be; manage; withstand; when; during; ought; should; match equally; equal; same; obstruct; just at (a time or place); on the spot; right; just a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hsk.academy/en/words/当时" xlink:type="simple">当时dāng shí</text:a></text:p>
          </table:table-cell>
          <table:table-cell table:style-name="ce2" office:value-type="string" calcext:value-type="string">
            <text:p>then; at that time; while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<text:a xlink:href="https://hsk.academy/en/words/刀" xlink:type="simple">刀dāo</text:a></text:p>
          </table:table-cell>
          <table:table-cell office:value-type="string" calcext:value-type="string">
            <text:p>knife; CL:把[ba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导游" xlink:type="simple">导游dǎo yóu</text:a></text:p>
          </table:table-cell>
          <table:table-cell office:value-type="string" calcext:value-type="string">
            <text:p>tour guide; to conduct a tour; a guidebo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倒" xlink:type="simple">倒dào</text:a></text:p>
          </table:table-cell>
          <table:table-cell office:value-type="string" calcext:value-type="string">
            <text:p>to move backwards; conver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到处" xlink:type="simple">到处dào chù</text:a></text:p>
          </table:table-cell>
          <table:table-cell office:value-type="string" calcext:value-type="string">
            <text:p>in all places; everywh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到底" xlink:type="simple">到底dào dǐ</text:a></text:p>
          </table:table-cell>
          <table:table-cell office:value-type="string" calcext:value-type="string">
            <text:p>finally; in the end; when all is said and done; after all; to the end; to the la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道歉" xlink:type="simple">道歉dào qiàn</text:a></text:p>
          </table:table-cell>
          <table:table-cell office:value-type="string" calcext:value-type="string">
            <text:p>to apologize; to make an apolog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得(助动词)" xlink:type="simple">得dé</text:a></text:p>
          </table:table-cell>
          <table:table-cell office:value-type="string" calcext:value-type="string">
            <text:p>to have to, to need to (particle used to express capability, possibility, degree, effect...); must; ought to; to need 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得意" xlink:type="simple">得意dé yì</text:a></text:p>
          </table:table-cell>
          <table:table-cell office:value-type="string" calcext:value-type="string">
            <text:p>proud of oneself; pleased with oneself; complac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登机牌" xlink:type="simple">登机牌dēng jī pái</text:a></text:p>
          </table:table-cell>
          <table:table-cell office:value-type="string" calcext:value-type="string">
            <text:p>boarding 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等(助词)" xlink:type="simple">等děng</text:a></text:p>
          </table:table-cell>
          <table:table-cell office:value-type="string" calcext:value-type="string">
            <text:p>etc (indicating the end of an enumeration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低" xlink:type="simple">低dī</text:a></text:p>
          </table:table-cell>
          <table:table-cell office:value-type="string" calcext:value-type="string">
            <text:p>low; beneath; to lower (one's head); to let droop; to hang down; to inclin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底" xlink:type="simple">底dǐ</text:a></text:p>
          </table:table-cell>
          <table:table-cell office:value-type="string" calcext:value-type="string">
            <text:p>background; bottom; base; the end of a period of time; towards the end of (last mont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地点" xlink:type="simple">地点dì diǎn</text:a></text:p>
          </table:table-cell>
          <table:table-cell office:value-type="string" calcext:value-type="string">
            <text:p>place; site; location; venue; CL:個|个[ge4]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地球" xlink:type="simple">地球dì qiú</text:a></text:p>
          </table:table-cell>
          <table:table-cell office:value-type="string" calcext:value-type="string">
            <text:p>the Earth; planet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地址" xlink:type="simple">地址dì zhǐ</text:a></text:p>
          </table:table-cell>
          <table:table-cell office:value-type="string" calcext:value-type="string">
            <text:p>address; CL:个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a xlink:href="https://hsk.academy/en/words/掉" xlink:type="simple">掉diào</text:a></text:p>
          </table:table-cell>
          <table:table-cell office:value-type="string" calcext:value-type="string">
            <text:p>to fall; to drop; to lag behind; to lose; to go missing; to reduce; fall (in prices); to lose (value, weight etc); to wag; to swing; to turn; to change; to exchange; to swap; to show off; to shed (hair)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<text:a xlink:href="https://hsk.academy/en/words/调查" xlink:type="simple">调查diào chá</text:a></text:p>
          </table:table-cell>
          <table:table-cell table:style-name="ce2" office:value-type="string" calcext:value-type="string">
            <text:p>investigation; inquiry; to investigate; to survey; survey; (opinion) poll; CL:项[xiang4] ,个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<text:a xlink:href="https://hsk.academy/en/words/丢" xlink:type="simple">丢diū</text:a></text:p>
          </table:table-cell>
          <table:table-cell office:value-type="string" calcext:value-type="string">
            <text:p>to lose; to put aside; to th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动作" xlink:type="simple">动作dòng zuò</text:a></text:p>
          </table:table-cell>
          <table:table-cell office:value-type="string" calcext:value-type="string">
            <text:p>movement; motion; actio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堵车" xlink:type="simple">堵车dǔ chē</text:a></text:p>
          </table:table-cell>
          <table:table-cell office:value-type="string" calcext:value-type="string">
            <text:p>traffic jam; cho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肚子" xlink:type="simple">肚子dù zi</text:a></text:p>
          </table:table-cell>
          <table:table-cell office:value-type="string" calcext:value-type="string">
            <text:p>belly; abdomen; stomach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短信" xlink:type="simple">短信duǎn xìn</text:a></text:p>
          </table:table-cell>
          <table:table-cell office:value-type="string" calcext:value-type="string">
            <text:p>text message; S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对话" xlink:type="simple">对话duì huà</text:a></text:p>
          </table:table-cell>
          <table:table-cell office:value-type="string" calcext:value-type="string">
            <text:p>dialog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对面" xlink:type="simple">对面duì miàn</text:a></text:p>
          </table:table-cell>
          <table:table-cell office:value-type="string" calcext:value-type="string">
            <text:p>opposi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对于" xlink:type="simple">对于duì yú</text:a></text:p>
          </table:table-cell>
          <table:table-cell office:value-type="string" calcext:value-type="string">
            <text:p>regarding; as far as sth is concerned; with regards 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儿童" xlink:type="simple">儿童ér tóng</text:a></text:p>
          </table:table-cell>
          <table:table-cell office:value-type="string" calcext:value-type="string">
            <text:p>child; CL:个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而" xlink:type="simple">而ér</text:a></text:p>
          </table:table-cell>
          <table:table-cell office:value-type="string" calcext:value-type="string">
            <text:p>yet (not); and; as well as; and so; but (not); (indicates causal relation); (indicates change of state); (indicates contrast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发生" xlink:type="simple">发生fā shēng</text:a></text:p>
          </table:table-cell>
          <table:table-cell office:value-type="string" calcext:value-type="string">
            <text:p>to happen; to occur; to take place; to break ou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hsk.academy/en/words/发展" xlink:type="simple">发展fā zhǎn</text:a></text:p>
          </table:table-cell>
          <table:table-cell table:style-name="ce2" office:value-type="string" calcext:value-type="string">
            <text:p>development; growth; to develop; to grow; to expand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<text:a xlink:href="https://hsk.academy/en/words/法律" xlink:type="simple">法律fǎ lv4</text:a></text:p>
          </table:table-cell>
          <table:table-cell office:value-type="string" calcext:value-type="string">
            <text:p>law; CL:条[tiao2] , 套[tao4] , 个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翻译" xlink:type="simple">翻译fān yì</text:a></text:p>
          </table:table-cell>
          <table:table-cell office:value-type="string" calcext:value-type="string">
            <text:p>to translate; to interpret; translator; interpreter; translation; interpretation; CL:个,位[wei4] ,名[ming2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烦恼" xlink:type="simple">烦恼fán nǎo</text:a></text:p>
          </table:table-cell>
          <table:table-cell office:value-type="string" calcext:value-type="string">
            <text:p>agonize; agony; annoyance; upset; vexation; worri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反对" xlink:type="simple">反对fǎn duì</text:a></text:p>
          </table:table-cell>
          <table:table-cell office:value-type="string" calcext:value-type="string">
            <text:p>to fight against; to oppose; to be opposed to; oppos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方法" xlink:type="simple">方法fāng fǎ</text:a></text:p>
          </table:table-cell>
          <table:table-cell office:value-type="string" calcext:value-type="string">
            <text:p>method; way; means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方面" xlink:type="simple">方面fāng miàn</text:a></text:p>
          </table:table-cell>
          <table:table-cell office:value-type="string" calcext:value-type="string">
            <text:p>respect; aspect; field; side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方向" xlink:type="simple">方向fāng xiàng</text:a></text:p>
          </table:table-cell>
          <table:table-cell office:value-type="string" calcext:value-type="string">
            <text:p>direction; orientation; path to follow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房东" xlink:type="simple">房东fáng dōng</text:a></text:p>
          </table:table-cell>
          <table:table-cell office:value-type="string" calcext:value-type="string">
            <text:p>landl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放弃" xlink:type="simple">放弃fàng qì</text:a></text:p>
          </table:table-cell>
          <table:table-cell office:value-type="string" calcext:value-type="string">
            <text:p>to renounce; to abandon; to give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放暑假" xlink:type="simple">放暑假fàng shǔ jià</text:a></text:p>
          </table:table-cell>
          <table:table-cell office:value-type="string" calcext:value-type="string">
            <text:p>take summer va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放松" xlink:type="simple">放松fàng sōng</text:a></text:p>
          </table:table-cell>
          <table:table-cell office:value-type="string" calcext:value-type="string">
            <text:p>to loosen; to relax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份" xlink:type="simple">份fèn</text:a></text:p>
          </table:table-cell>
          <table:table-cell office:value-type="string" calcext:value-type="string">
            <text:p>part; share; portion; copy; classifier for gifts, newspaper, magazine, papers, reports, contracts et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丰富" xlink:type="simple">丰富fēng fù</text:a></text:p>
          </table:table-cell>
          <table:table-cell office:value-type="string" calcext:value-type="string">
            <text:p>rich; plentiful; abund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否则" xlink:type="simple">否则fǒu zé</text:a></text:p>
          </table:table-cell>
          <table:table-cell office:value-type="string" calcext:value-type="string">
            <text:p>if not; otherwise; else; or els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符合" xlink:type="simple">符合fú hé</text:a></text:p>
          </table:table-cell>
          <table:table-cell office:value-type="string" calcext:value-type="string">
            <text:p>in keeping with; in accordance with; tallying with; in line with; to agree with; to accord with; to conform to; to correspond with; to manage; to hand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付款" xlink:type="simple">付款fù kuǎn</text:a></text:p>
          </table:table-cell>
          <table:table-cell office:value-type="string" calcext:value-type="string">
            <text:p>pay; pay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复印" xlink:type="simple">复印fù yìn</text:a></text:p>
          </table:table-cell>
          <table:table-cell office:value-type="string" calcext:value-type="string">
            <text:p>to photocopy; to duplicate a docu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复杂" xlink:type="simple">复杂fù zá</text:a></text:p>
          </table:table-cell>
          <table:table-cell office:value-type="string" calcext:value-type="string">
            <text:p>complicated; comple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富" xlink:type="simple">富fù</text:a></text:p>
          </table:table-cell>
          <table:table-cell office:value-type="string" calcext:value-type="string">
            <text:p>rich; surname F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父亲" xlink:type="simple">父亲fù qīn</text:a></text:p>
          </table:table-cell>
          <table:table-cell office:value-type="string" calcext:value-type="string">
            <text:p>father; also pr. with light tone [fu4 qin5]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负责" xlink:type="simple">负责fù zé</text:a></text:p>
          </table:table-cell>
          <table:table-cell office:value-type="string" calcext:value-type="string">
            <text:p>to be in charge of; to take responsibility for; to be to blame; conscienti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改变" xlink:type="simple">改变gǎi biàn</text:a></text:p>
          </table:table-cell>
          <table:table-cell office:value-type="string" calcext:value-type="string">
            <text:p>to change; to alter; to transfor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干杯" xlink:type="simple">干杯gān bēi</text:a></text:p>
          </table:table-cell>
          <table:table-cell office:value-type="string" calcext:value-type="string">
            <text:p>to drink a toast; Cheers! (proposing a toast); Here's to you!; Bottoms up!; lit. dry cu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感动" xlink:type="simple">感动gǎn dòng</text:a></text:p>
          </table:table-cell>
          <table:table-cell office:value-type="string" calcext:value-type="string">
            <text:p>to move (sb); to touch (sb emotionally); mov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感觉" xlink:type="simple">感觉gǎn jué</text:a></text:p>
          </table:table-cell>
          <table:table-cell office:value-type="string" calcext:value-type="string">
            <text:p>to feel; to become aware of; feeling; sense; perception; CL:个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感情" xlink:type="simple">感情gǎn qíng</text:a></text:p>
          </table:table-cell>
          <table:table-cell office:value-type="string" calcext:value-type="string">
            <text:p>feeling; emotion; sensation; likes and dislikes; deep affection for sb or sth; relationship (i.e. love affair); CL:个,种[zhong3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感谢" xlink:type="simple">感谢gǎn xiè</text:a></text:p>
          </table:table-cell>
          <table:table-cell office:value-type="string" calcext:value-type="string">
            <text:p>(express) thanks; gratitude; grateful; thankful; than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敢" xlink:type="simple">敢gǎn</text:a></text:p>
          </table:table-cell>
          <table:table-cell office:value-type="string" calcext:value-type="string">
            <text:p>to dare; daring; (polite) may I ventur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赶" xlink:type="simple">赶gǎn</text:a></text:p>
          </table:table-cell>
          <table:table-cell office:value-type="string" calcext:value-type="string">
            <text:p>to overtake; to catch up with; to hurry; to rush; to try to catch (the bus etc); to drive (cattle etc) forward; to drive (sb) away; to avail oneself of (an opportunity); until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干" xlink:type="simple">干gàn</text:a></text:p>
          </table:table-cell>
          <table:table-cell office:value-type="string" calcext:value-type="string">
            <text:p>to do (some work); to manage; to 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刚" xlink:type="simple">刚gāng</text:a></text:p>
          </table:table-cell>
          <table:table-cell office:value-type="string" calcext:value-type="string">
            <text:p>just; barely; exactly; hard; firm; stro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hsk.academy/en/words/高速公路" xlink:type="simple">高速公路gāo sù gōng lù</text:a></text:p>
          </table:table-cell>
          <table:table-cell table:style-name="ce2" office:value-type="string" calcext:value-type="string">
            <text:p>expressway; highway; freeway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<text:a xlink:href="https://hsk.academy/en/words/胳膊" xlink:type="simple">胳膊gē bo</text:a></text:p>
          </table:table-cell>
          <table:table-cell office:value-type="string" calcext:value-type="string">
            <text:p>arm; CL:只[zhi1] ,条[tiao2] ,双[shuang1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各" xlink:type="simple">各gè</text:a></text:p>
          </table:table-cell>
          <table:table-cell office:value-type="string" calcext:value-type="string">
            <text:p>each; ev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公里" xlink:type="simple">公里gōng lǐ</text:a></text:p>
          </table:table-cell>
          <table:table-cell office:value-type="string" calcext:value-type="string">
            <text:p>kilome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功夫" xlink:type="simple">功夫gōng fu</text:a></text:p>
          </table:table-cell>
          <table:table-cell office:value-type="string" calcext:value-type="string">
            <text:p>skill; art; kung fu; labor; eff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工资" xlink:type="simple">工资gōng zī</text:a></text:p>
          </table:table-cell>
          <table:table-cell office:value-type="string" calcext:value-type="string">
            <text:p>wages; pay; CL:个,份[fen4] ,月[yue4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共同" xlink:type="simple">共同gòng tóng</text:a></text:p>
          </table:table-cell>
          <table:table-cell office:value-type="string" calcext:value-type="string">
            <text:p>common; joint; jointly; together; collabor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够" xlink:type="simple">够gòu</text:a></text:p>
          </table:table-cell>
          <table:table-cell office:value-type="string" calcext:value-type="string">
            <text:p>to reach; to be en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购物" xlink:type="simple">购物gòu wù</text:a></text:p>
          </table:table-cell>
          <table:table-cell office:value-type="string" calcext:value-type="string">
            <text:p>shop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估计" xlink:type="simple">估计gū jì</text:a></text:p>
          </table:table-cell>
          <table:table-cell office:value-type="string" calcext:value-type="string">
            <text:p>to estimate; to recko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鼓励" xlink:type="simple">鼓励gǔ lì</text:a></text:p>
          </table:table-cell>
          <table:table-cell office:value-type="string" calcext:value-type="string">
            <text:p>to encou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故意" xlink:type="simple">故意gù yì</text:a></text:p>
          </table:table-cell>
          <table:table-cell office:value-type="string" calcext:value-type="string">
            <text:p>deliberately; on purpo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顾客" xlink:type="simple">顾客gù kè</text:a></text:p>
          </table:table-cell>
          <table:table-cell office:value-type="string" calcext:value-type="string">
            <text:p>client; customer; CL:位[wei4]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a xlink:href="https://hsk.academy/en/words/挂" xlink:type="simple">挂guà</text:a></text:p>
          </table:table-cell>
          <table:table-cell office:value-type="string" calcext:value-type="string">
            <text:p>to hang or suspend (from a hook etc); (of a telephone call) to hang up; to be worried or concerned; to make a phone call (topolect); to register or record; to hitch; classifier for sets or clusters of objec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hsk.academy/en/words/关键" xlink:type="simple">关键guān jiàn</text:a></text:p>
          </table:table-cell>
          <table:table-cell table:style-name="ce2" office:value-type="string" calcext:value-type="string">
            <text:p>crucial point; crux; CL:个; key; crucial; pivotal</text:p>
          </table:table-cell>
          <table:table-cell table:style-name="ce3" table:number-columns-repeated="1022"/>
        </table:table-row>
        <table:table-row table:style-name="ro2">
          <table:table-cell office:value-type="string" calcext:value-type="string">
            <text:p><text:a xlink:href="https://hsk.academy/en/words/观众" xlink:type="simple">观众guān zhòng</text:a></text:p>
          </table:table-cell>
          <table:table-cell office:value-type="string" calcext:value-type="string">
            <text:p>spectators; audience; visitors (to an exhibition etc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管理" xlink:type="simple">管理guǎn lǐ</text:a></text:p>
          </table:table-cell>
          <table:table-cell office:value-type="string" calcext:value-type="string">
            <text:p>to supervise; to manage; to administer; management; administration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光" xlink:type="simple">光guāng</text:a></text:p>
          </table:table-cell>
          <table:table-cell office:value-type="string" calcext:value-type="string">
            <text:p>light (ray); light; ray; CL:道[dao4]; bright; only; merely; to use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广播" xlink:type="simple">广播guǎng bō</text:a></text:p>
          </table:table-cell>
          <table:table-cell office:value-type="string" calcext:value-type="string">
            <text:p>broadcast; widely spread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广告" xlink:type="simple">广告guǎng gào</text:a></text:p>
          </table:table-cell>
          <table:table-cell office:value-type="string" calcext:value-type="string">
            <text:p>to advertise; a commercial; advertisement; CL:项[xiang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逛" xlink:type="simple">逛guàng</text:a></text:p>
          </table:table-cell>
          <table:table-cell office:value-type="string" calcext:value-type="string">
            <text:p>to stroll; to visi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规定" xlink:type="simple">规定guī dìng</text:a></text:p>
          </table:table-cell>
          <table:table-cell office:value-type="string" calcext:value-type="string">
            <text:p>to stipulate; to fix; to set; to formulate; to provide; regulation; rule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国籍" xlink:type="simple">国籍guó jí</text:a></text:p>
          </table:table-cell>
          <table:table-cell office:value-type="string" calcext:value-type="string">
            <text:p>nation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国际" xlink:type="simple">国际guó jì</text:a></text:p>
          </table:table-cell>
          <table:table-cell office:value-type="string" calcext:value-type="string">
            <text:p>internatio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果汁" xlink:type="simple">果汁guǒ zhī</text:a></text:p>
          </table:table-cell>
          <table:table-cell office:value-type="string" calcext:value-type="string">
            <text:p>fruit ju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过程" xlink:type="simple">过程guò chéng</text:a></text:p>
          </table:table-cell>
          <table:table-cell office:value-type="string" calcext:value-type="string">
            <text:p>course of events; process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海洋" xlink:type="simple">海洋hǎi yáng</text:a></text:p>
          </table:table-cell>
          <table:table-cell office:value-type="string" calcext:value-type="string">
            <text:p>ocea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害羞" xlink:type="simple">害羞hài xiū</text:a></text:p>
          </table:table-cell>
          <table:table-cell office:value-type="string" calcext:value-type="string">
            <text:p>blush; sh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寒假" xlink:type="simple">寒假hán jià</text:a></text:p>
          </table:table-cell>
          <table:table-cell office:value-type="string" calcext:value-type="string">
            <text:p>winter vacatio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a xlink:href="https://hsk.academy/en/words/汗" xlink:type="simple">汗hàn</text:a></text:p>
          </table:table-cell>
          <table:table-cell office:value-type="string" calcext:value-type="string">
            <text:p>perspiration; sweat; Khan (Persian or Mongol king or emperor); Khan (name); to be speechless (out of helplessness, embarrassment etc) (Internet slang used as an interjection); CL:滴[di1] ,头[tou2] ,身[shen1]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航班" xlink:type="simple">航班háng bān</text:a></text:p>
          </table:table-cell>
          <table:table-cell office:value-type="string" calcext:value-type="string">
            <text:p>scheduled flight; flight number; plane; scheduled sailing; sailing number; passenger shi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好处" xlink:type="simple">好处hǎo chu</text:a></text:p>
          </table:table-cell>
          <table:table-cell office:value-type="string" calcext:value-type="string">
            <text:p>benefit; advantage; gain; profit; also pronounced hao3 chu4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好像" xlink:type="simple">好像hǎo xiàng</text:a></text:p>
          </table:table-cell>
          <table:table-cell office:value-type="string" calcext:value-type="string">
            <text:p>as if; to seem li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号码" xlink:type="simple">号码hào mǎ</text:a></text:p>
          </table:table-cell>
          <table:table-cell office:value-type="string" calcext:value-type="string">
            <text:p>number; CL:堆[dui1] ,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合格" xlink:type="simple">合格hé gé</text:a></text:p>
          </table:table-cell>
          <table:table-cell office:value-type="string" calcext:value-type="string">
            <text:p>qualified; meeting a standard; eligible (vote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合适" xlink:type="simple">合适hé shì</text:a></text:p>
          </table:table-cell>
          <table:table-cell office:value-type="string" calcext:value-type="string">
            <text:p>suitable; fitting; decent; to f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盒子" xlink:type="simple">盒子hé zi</text:a></text:p>
          </table:table-cell>
          <table:table-cell office:value-type="string" calcext:value-type="string">
            <text:p>bo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厚" xlink:type="simple">厚hòu</text:a></text:p>
          </table:table-cell>
          <table:table-cell office:value-type="string" calcext:value-type="string">
            <text:p>thick; deep or profound; kind; generous; rich or strong in flavor; to favor; to st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后悔" xlink:type="simple">后悔hòu huǐ</text:a></text:p>
          </table:table-cell>
          <table:table-cell office:value-type="string" calcext:value-type="string">
            <text:p>to regret; to rep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互联网" xlink:type="simple">互联网hù lián wǎng</text:a></text:p>
          </table:table-cell>
          <table:table-cell office:value-type="string" calcext:value-type="string">
            <text:p>the Internet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hsk.academy/en/words/互相" xlink:type="simple">互相hù xiāng</text:a></text:p>
          </table:table-cell>
          <table:table-cell table:style-name="ce6" office:value-type="string" calcext:value-type="string">
            <text:p>each other; mutually; mutu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护士" xlink:type="simple">护士hù shi</text:a></text:p>
          </table:table-cell>
          <table:table-cell office:value-type="string" calcext:value-type="string">
            <text:p>nurse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怀疑" xlink:type="simple">怀疑huái yí</text:a></text:p>
          </table:table-cell>
          <table:table-cell office:value-type="string" calcext:value-type="string">
            <text:p>to suspect; to doubt; doubt; suspicion; skeptic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回忆" xlink:type="simple">回忆huí yì</text:a></text:p>
          </table:table-cell>
          <table:table-cell office:value-type="string" calcext:value-type="string">
            <text:p>to recall; recollection; CL:个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活动" xlink:type="simple">活动huó dòng</text:a></text:p>
          </table:table-cell>
          <table:table-cell office:value-type="string" calcext:value-type="string">
            <text:p>to exercise; to move about; to operate; activity; loose; shaky; active; movable; maneuver; to use connections; CL:项[xiang4] ,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活泼" xlink:type="simple">活泼huó po</text:a></text:p>
          </table:table-cell>
          <table:table-cell office:value-type="string" calcext:value-type="string">
            <text:p>lively; vivacious; brisk; ac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火" xlink:type="simple">火huǒ</text:a></text:p>
          </table:table-cell>
          <table:table-cell office:value-type="string" calcext:value-type="string">
            <text:p>fire; CL:把[ba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获得" xlink:type="simple">获得huò dé</text:a></text:p>
          </table:table-cell>
          <table:table-cell office:value-type="string" calcext:value-type="string">
            <text:p>to obtain; to receive; to g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基础" xlink:type="simple">基础jī chǔ</text:a></text:p>
          </table:table-cell>
          <table:table-cell office:value-type="string" calcext:value-type="string">
            <text:p>base; foundation; basis; underlying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激动" xlink:type="simple">激动jī dòng</text:a></text:p>
          </table:table-cell>
          <table:table-cell office:value-type="string" calcext:value-type="string">
            <text:p>to excite; to agitate; excit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积极" xlink:type="simple">积极jī jí</text:a></text:p>
          </table:table-cell>
          <table:table-cell office:value-type="string" calcext:value-type="string">
            <text:p>active; energetic; vigorous; positive (outlook); proacti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积累" xlink:type="simple">积累jī lěi</text:a></text:p>
          </table:table-cell>
          <table:table-cell office:value-type="string" calcext:value-type="string">
            <text:p>to accumulate; accumulation; cumulative; cumul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即使" xlink:type="simple">即使jí shǐ</text:a></text:p>
          </table:table-cell>
          <table:table-cell office:value-type="string" calcext:value-type="string">
            <text:p>even if; even though; given th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及时" xlink:type="simple">及时jí shí</text:a></text:p>
          </table:table-cell>
          <table:table-cell office:value-type="string" calcext:value-type="string">
            <text:p>in time; promptly; without delay; timel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寄" xlink:type="simple">寄jì</text:a></text:p>
          </table:table-cell>
          <table:table-cell office:value-type="string" calcext:value-type="string">
            <text:p>to live (in a house); to lodge; to mail; to send; to entrust; to depen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技术" xlink:type="simple">技术jì shù</text:a></text:p>
          </table:table-cell>
          <table:table-cell office:value-type="string" calcext:value-type="string">
            <text:p>technology; technique; skill; CL:门[men2] ,种[zhong3] ,项[xiang4]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hsk.academy/en/words/既然" xlink:type="simple">既然jì rán</text:a></text:p>
          </table:table-cell>
          <table:table-cell table:style-name="ce2" office:value-type="string" calcext:value-type="string">
            <text:p>since; as; this being the case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<text:a xlink:href="https://hsk.academy/en/words/继续" xlink:type="simple">继续jì xù</text:a></text:p>
          </table:table-cell>
          <table:table-cell office:value-type="string" calcext:value-type="string">
            <text:p>to continue; to proceed with; to go on wit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计划" xlink:type="simple">计划jì huà</text:a></text:p>
          </table:table-cell>
          <table:table-cell office:value-type="string" calcext:value-type="string">
            <text:p>plan; project; program; to plan; to map out; CL:个,项[xiang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记者" xlink:type="simple">记者jì zhě</text:a></text:p>
          </table:table-cell>
          <table:table-cell office:value-type="string" calcext:value-type="string">
            <text:p>reporter; journalist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加班" xlink:type="simple">加班jiā bān</text:a></text:p>
          </table:table-cell>
          <table:table-cell office:value-type="string" calcext:value-type="string">
            <text:p>to work over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加油站" xlink:type="simple">加油站jiā yóu zhàn</text:a></text:p>
          </table:table-cell>
          <table:table-cell office:value-type="string" calcext:value-type="string">
            <text:p>gas s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家具" xlink:type="simple">家具jiā jù</text:a></text:p>
          </table:table-cell>
          <table:table-cell office:value-type="string" calcext:value-type="string">
            <text:p>furniture; CL:件[jian4] ,套[tao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假" xlink:type="simple">假jiǎ</text:a></text:p>
          </table:table-cell>
          <table:table-cell office:value-type="string" calcext:value-type="string">
            <text:p>fake; false; artificial; to borrow; if; suppo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价格" xlink:type="simple">价格jià gé</text:a></text:p>
          </table:table-cell>
          <table:table-cell office:value-type="string" calcext:value-type="string">
            <text:p>price; CL:个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坚持" xlink:type="simple">坚持jiān chí</text:a></text:p>
          </table:table-cell>
          <table:table-cell office:value-type="string" calcext:value-type="string">
            <text:p>to continue upholding; to remain committed to; persistence; to persist; to uphold; to insist on; perseve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减肥" xlink:type="simple">减肥jiǎn féi</text:a></text:p>
          </table:table-cell>
          <table:table-cell office:value-type="string" calcext:value-type="string">
            <text:p>to lose we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减少" xlink:type="simple">减少jiǎn shǎo</text:a></text:p>
          </table:table-cell>
          <table:table-cell office:value-type="string" calcext:value-type="string">
            <text:p>to lessen; to decrease; to reduce; to low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建议" xlink:type="simple">建议jiàn yì</text:a></text:p>
          </table:table-cell>
          <table:table-cell office:value-type="string" calcext:value-type="string">
            <text:p>to propose; to suggest; to recommend; proposal; suggestion; recommendation; CL:个,点[dian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将来" xlink:type="simple">将来jiāng lái</text:a></text:p>
          </table:table-cell>
          <table:table-cell office:value-type="string" calcext:value-type="string">
            <text:p>in the future; future; the future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奖金" xlink:type="simple">奖金jiǎng jīn</text:a></text:p>
          </table:table-cell>
          <table:table-cell office:value-type="string" calcext:value-type="string">
            <text:p>award money; premium; a bon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降低" xlink:type="simple">降低jiàng dī</text:a></text:p>
          </table:table-cell>
          <table:table-cell office:value-type="string" calcext:value-type="string">
            <text:p>to reduce; to lower; to bring 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降落" xlink:type="simple">降落jiàng luò</text:a></text:p>
          </table:table-cell>
          <table:table-cell office:value-type="string" calcext:value-type="string">
            <text:p>to descend; to lan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交" xlink:type="simple">交jiāo</text:a></text:p>
          </table:table-cell>
          <table:table-cell office:value-type="string" calcext:value-type="string">
            <text:p>to hand over; to deliver; to pay (money); to turn over; to make friends; to intersect (lines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交流" xlink:type="simple">交流jiāo liú</text:a></text:p>
          </table:table-cell>
          <table:table-cell office:value-type="string" calcext:value-type="string">
            <text:p>exchange; give-and-take; to exchange; to alternate; communication; alternating current (electricity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交通" xlink:type="simple">交通jiāo tōng</text:a></text:p>
          </table:table-cell>
          <table:table-cell office:value-type="string" calcext:value-type="string">
            <text:p>traffic; communications; liaison; to be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郊区" xlink:type="simple">郊区jiāo qū</text:a></text:p>
          </table:table-cell>
          <table:table-cell office:value-type="string" calcext:value-type="string">
            <text:p>suburban district; outskirts; suburbs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骄傲" xlink:type="simple">骄傲jiāo ào</text:a></text:p>
          </table:table-cell>
          <table:table-cell office:value-type="string" calcext:value-type="string">
            <text:p>arrogant; full of oneself; conceited; proud of sth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饺子" xlink:type="simple">饺子jiǎo zi</text:a></text:p>
          </table:table-cell>
          <table:table-cell office:value-type="string" calcext:value-type="string">
            <text:p>dumpling; pot-sticker; CL:个,只[zhi1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教授" xlink:type="simple">教授jiào shòu</text:a></text:p>
          </table:table-cell>
          <table:table-cell office:value-type="string" calcext:value-type="string">
            <text:p>professor; to instruct; to lecture on; CL:个,位[wei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教育" xlink:type="simple">教育jiào yù</text:a></text:p>
          </table:table-cell>
          <table:table-cell office:value-type="string" calcext:value-type="string">
            <text:p>to educate; to teach; edu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接受" xlink:type="simple">接受jiē shòu</text:a></text:p>
          </table:table-cell>
          <table:table-cell office:value-type="string" calcext:value-type="string">
            <text:p>to accept; to receiv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接着" xlink:type="simple">接着jiē zhe</text:a></text:p>
          </table:table-cell>
          <table:table-cell office:value-type="string" calcext:value-type="string">
            <text:p>to catch and hold on; to continue; to go on to do sth; to follow; to carry on; then; after that; subsequently; to proceed; to ensue; in turn; in one's 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结果" xlink:type="simple">结果jié guǒ</text:a></text:p>
          </table:table-cell>
          <table:table-cell office:value-type="string" calcext:value-type="string">
            <text:p>result; outcome; effect; in the event; so tha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a xlink:href="https://hsk.academy/en/words/节" xlink:type="simple">节jié</text:a></text:p>
          </table:table-cell>
          <table:table-cell office:value-type="string" calcext:value-type="string">
            <text:p>festival; holiday; node; joint; section; segment; part; to economize; to save; to abridge; moral integrity; classifier for segments, e.g. lessons, train wagons, biblical verses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节约" xlink:type="simple">节约jié yuē</text:a></text:p>
          </table:table-cell>
          <table:table-cell office:value-type="string" calcext:value-type="string">
            <text:p>to economize; to conserve (resources); economy; frug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解释" xlink:type="simple">解释jiě shì</text:a></text:p>
          </table:table-cell>
          <table:table-cell office:value-type="string" calcext:value-type="string">
            <text:p>explanation; to explain; to interpret; to resolve; CL:个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尽管" xlink:type="simple">尽管jǐn guǎn</text:a></text:p>
          </table:table-cell>
          <table:table-cell office:value-type="string" calcext:value-type="string">
            <text:p>despite; although; even though; in spite of; unhesitatingly; do not hesitate (to ask, complain etc); (go ahead and do it) without hesitat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紧张" xlink:type="simple">紧张jǐn zhāng</text:a></text:p>
          </table:table-cell>
          <table:table-cell office:value-type="string" calcext:value-type="string">
            <text:p>nervous; keyed up; intense; tense; strained; in short supply; scarce; CL:阵[zhen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禁止" xlink:type="simple">禁止jìn zhǐ</text:a></text:p>
          </table:table-cell>
          <table:table-cell office:value-type="string" calcext:value-type="string">
            <text:p>to prohibit; to forbid; to ba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进行" xlink:type="simple">进行jìn xíng</text:a></text:p>
          </table:table-cell>
          <table:table-cell office:value-type="string" calcext:value-type="string">
            <text:p>to advance; to conduct; underway; in progress; to do; to carry out; to carry on; to exe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京剧" xlink:type="simple">京剧jīng jù</text:a></text:p>
          </table:table-cell>
          <table:table-cell office:value-type="string" calcext:value-type="string">
            <text:p>Beijing opera; CL:场[chang3] ,出[chu1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精彩" xlink:type="simple">精彩jīng cǎi</text:a></text:p>
          </table:table-cell>
          <table:table-cell office:value-type="string" calcext:value-type="string">
            <text:p>splendid; brilli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经济" xlink:type="simple">经济jīng jì</text:a></text:p>
          </table:table-cell>
          <table:table-cell office:value-type="string" calcext:value-type="string">
            <text:p>economy; economi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经历" xlink:type="simple">经历jīng lì</text:a></text:p>
          </table:table-cell>
          <table:table-cell office:value-type="string" calcext:value-type="string">
            <text:p>experience; to experience; to go through; CL:个, 次[Ci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经验" xlink:type="simple">经验jīng yàn</text:a></text:p>
          </table:table-cell>
          <table:table-cell office:value-type="string" calcext:value-type="string">
            <text:p>to experience; experi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景色" xlink:type="simple">景色jǐng sè</text:a></text:p>
          </table:table-cell>
          <table:table-cell office:value-type="string" calcext:value-type="string">
            <text:p>scenery; scene; landscape; vi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警察" xlink:type="simple">警察jǐng chá</text:a></text:p>
          </table:table-cell>
          <table:table-cell office:value-type="string" calcext:value-type="string">
            <text:p>police; policeman; policewoma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竞争" xlink:type="simple">竞争jìng zhēng</text:a></text:p>
          </table:table-cell>
          <table:table-cell office:value-type="string" calcext:value-type="string">
            <text:p>to compete; competi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竟然" xlink:type="simple">竟然jìng rán</text:a></text:p>
          </table:table-cell>
          <table:table-cell office:value-type="string" calcext:value-type="string">
            <text:p>unexpectedly; to one's surprise; in spite of everything; in that crazy way; actually; to go as far as 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镜子" xlink:type="simple">镜子jìng zi</text:a></text:p>
          </table:table-cell>
          <table:table-cell office:value-type="string" calcext:value-type="string">
            <text:p>mirror; CL:面[mian4] ,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究竟" xlink:type="simple">究竟jiū jìng</text:a></text:p>
          </table:table-cell>
          <table:table-cell office:value-type="string" calcext:value-type="string">
            <text:p>after all (when all is said and done); actually; outcome; resul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举" xlink:type="simple">举jǔ</text:a></text:p>
          </table:table-cell>
          <table:table-cell office:value-type="string" calcext:value-type="string">
            <text:p>to lift; to hold up; to cite; to enumerate; to act; to raise; to choose; to el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举办" xlink:type="simple">举办jǔ bàn</text:a></text:p>
          </table:table-cell>
          <table:table-cell office:value-type="string" calcext:value-type="string">
            <text:p>to conduct; to h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举行" xlink:type="simple">举行jǔ xíng</text:a></text:p>
          </table:table-cell>
          <table:table-cell office:value-type="string" calcext:value-type="string">
            <text:p>to hold (a meeting, ceremony etc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拒绝" xlink:type="simple">拒绝jù jué</text:a></text:p>
          </table:table-cell>
          <table:table-cell office:value-type="string" calcext:value-type="string">
            <text:p>to refuse; to decline; to re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聚会" xlink:type="simple">聚会jù huì</text:a></text:p>
          </table:table-cell>
          <table:table-cell office:value-type="string" calcext:value-type="string">
            <text:p>party; gathering; to meet; to get toge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距离" xlink:type="simple">距离jù lí</text:a></text:p>
          </table:table-cell>
          <table:table-cell office:value-type="string" calcext:value-type="string">
            <text:p>distance; to be apart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开玩笑" xlink:type="simple">开玩笑kāi wán xiào</text:a></text:p>
          </table:table-cell>
          <table:table-cell office:value-type="string" calcext:value-type="string">
            <text:p>to play a joke; to make fun of; to jok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开心" xlink:type="simple">开心kāi xīn</text:a></text:p>
          </table:table-cell>
          <table:table-cell office:value-type="string" calcext:value-type="string">
            <text:p>to feel happy; to rejoice; to have a great time; to make fun of s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看法" xlink:type="simple">看法kàn fǎ</text:a></text:p>
          </table:table-cell>
          <table:table-cell office:value-type="string" calcext:value-type="string">
            <text:p>way of looking at a thing; view; opinio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烤鸭" xlink:type="simple">烤鸭kǎo yā</text:a></text:p>
          </table:table-cell>
          <table:table-cell office:value-type="string" calcext:value-type="string">
            <text:p>roast d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考虑" xlink:type="simple">考虑kǎo lv4</text:a></text:p>
          </table:table-cell>
          <table:table-cell office:value-type="string" calcext:value-type="string">
            <text:p>to think over; to consider; consi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棵" xlink:type="simple">棵kē</text:a></text:p>
          </table:table-cell>
          <table:table-cell office:value-type="string" calcext:value-type="string">
            <text:p>classifier for trees, cabbages, plants et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科学" xlink:type="simple">科学kē xué</text:a></text:p>
          </table:table-cell>
          <table:table-cell office:value-type="string" calcext:value-type="string">
            <text:p>science; scientific knowledge; scientific; CL:门[men2] ,个,种[zhong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咳嗽" xlink:type="simple">咳嗽ké sou</text:a></text:p>
          </table:table-cell>
          <table:table-cell office:value-type="string" calcext:value-type="string">
            <text:p>to cough; CL:阵[zhen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可怜" xlink:type="simple">可怜kě lián</text:a></text:p>
          </table:table-cell>
          <table:table-cell office:value-type="string" calcext:value-type="string">
            <text:p>pitiful; pathe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可是" xlink:type="simple">可是kě shì</text:a></text:p>
          </table:table-cell>
          <table:table-cell office:value-type="string" calcext:value-type="string">
            <text:p>but; howe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可惜" xlink:type="simple">可惜kě xī</text:a></text:p>
          </table:table-cell>
          <table:table-cell office:value-type="string" calcext:value-type="string">
            <text:p>it is a pity; what a pity; (it's) too ba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客厅" xlink:type="simple">客厅kè tīng</text:a></text:p>
          </table:table-cell>
          <table:table-cell office:value-type="string" calcext:value-type="string">
            <text:p>drawing room (room for arriving guests); living room; CL:间[jian1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肯定" xlink:type="simple">肯定kěn dìng</text:a></text:p>
          </table:table-cell>
          <table:table-cell office:value-type="string" calcext:value-type="string">
            <text:p>to be sure; to be certain; sure; certain; definite; to confirm; to affirm; affirmati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空" xlink:type="simple">空kōng</text:a></text:p>
          </table:table-cell>
          <table:table-cell office:value-type="string" calcext:value-type="string">
            <text:p>to empty; vacant; unoccupied; space; leisure; free tim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空气" xlink:type="simple">空气kōng qì</text:a></text:p>
          </table:table-cell>
          <table:table-cell office:value-type="string" calcext:value-type="string">
            <text:p>air; atmosph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恐怕" xlink:type="simple">恐怕kǒng pà</text:a></text:p>
          </table:table-cell>
          <table:table-cell office:value-type="string" calcext:value-type="string">
            <text:p>to fear; to dread; I'm afraid that...; perhaps; mayb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苦" xlink:type="simple">苦kǔ</text:a></text:p>
          </table:table-cell>
          <table:table-cell office:value-type="string" calcext:value-type="string">
            <text:p>bitter; hardship; pain; to suffer; painst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矿泉水" xlink:type="simple">矿泉水kuàng quán shuǐ</text:a></text:p>
          </table:table-cell>
          <table:table-cell office:value-type="string" calcext:value-type="string">
            <text:p>mineral spring water; CL:瓶[ping2] ,杯[bei1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困" xlink:type="simple">困kùn</text:a></text:p>
          </table:table-cell>
          <table:table-cell office:value-type="string" calcext:value-type="string">
            <text:p>to be trapped; to surround; to be hard-pressed; stranded; destitut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hsk.academy/en/words/困难" xlink:type="simple">困难kùn nan</text:a></text:p>
          </table:table-cell>
          <table:table-cell table:style-name="ce2" office:value-type="string" calcext:value-type="string">
            <text:p>(financial etc) difficulty; problem; issue; CL:个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<text:a xlink:href="https://hsk.academy/en/words/垃圾桶" xlink:type="simple">垃圾桶lā jī tǒng</text:a></text:p>
          </table:table-cell>
          <table:table-cell office:value-type="string" calcext:value-type="string">
            <text:p>rubbish b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拉" xlink:type="simple">拉lā</text:a></text:p>
          </table:table-cell>
          <table:table-cell office:value-type="string" calcext:value-type="string">
            <text:p>to pull; to play (string instruments); to drag; to dr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辣" xlink:type="simple">辣là</text:a></text:p>
          </table:table-cell>
          <table:table-cell office:value-type="string" calcext:value-type="string">
            <text:p>hot (spicy); pung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来不及" xlink:type="simple">来不及lái bu jí</text:a></text:p>
          </table:table-cell>
          <table:table-cell office:value-type="string" calcext:value-type="string">
            <text:p>there's not enough time (to do sth); it's too late (to do st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来得及" xlink:type="simple">来得及lái de jí</text:a></text:p>
          </table:table-cell>
          <table:table-cell office:value-type="string" calcext:value-type="string">
            <text:p>there's still time; able to do sth in tim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来自" xlink:type="simple">来自lái zì</text:a></text:p>
          </table:table-cell>
          <table:table-cell office:value-type="string" calcext:value-type="string">
            <text:p>to come from (a place); From: (in email heade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懒" xlink:type="simple">懒lǎn</text:a></text:p>
          </table:table-cell>
          <table:table-cell office:value-type="string" calcext:value-type="string">
            <text:p>laz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浪费" xlink:type="simple">浪费làng fèi</text:a></text:p>
          </table:table-cell>
          <table:table-cell office:value-type="string" calcext:value-type="string">
            <text:p>to waste; to squa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浪漫" xlink:type="simple">浪漫làng màn</text:a></text:p>
          </table:table-cell>
          <table:table-cell office:value-type="string" calcext:value-type="string">
            <text:p>roman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老虎" xlink:type="simple">老虎lǎo hǔ</text:a></text:p>
          </table:table-cell>
          <table:table-cell office:value-type="string" calcext:value-type="string">
            <text:p>tiger; CL:只[zhi1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冷静" xlink:type="simple">冷静lěng jìng</text:a></text:p>
          </table:table-cell>
          <table:table-cell office:value-type="string" calcext:value-type="string">
            <text:p>calm; cool-hea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理发" xlink:type="simple">理发lǐ fà</text:a></text:p>
          </table:table-cell>
          <table:table-cell office:value-type="string" calcext:value-type="string">
            <text:p>a barber; hairdress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理解" xlink:type="simple">理解lǐ jiě</text:a></text:p>
          </table:table-cell>
          <table:table-cell office:value-type="string" calcext:value-type="string">
            <text:p>to comprehend; to understand; comprehension; understand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理想" xlink:type="simple">理想lǐ xiǎng</text:a></text:p>
          </table:table-cell>
          <table:table-cell office:value-type="string" calcext:value-type="string">
            <text:p>a dream; an ideal; perfection; ideal; perfect; desirable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礼拜天" xlink:type="simple">礼拜天lǐ bài tiān</text:a></text:p>
          </table:table-cell>
          <table:table-cell office:value-type="string" calcext:value-type="string">
            <text:p>Sund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礼貌" xlink:type="simple">礼貌lǐ mào</text:a></text:p>
          </table:table-cell>
          <table:table-cell office:value-type="string" calcext:value-type="string">
            <text:p>courtesy; mann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例如" xlink:type="simple">例如lì rú</text:a></text:p>
          </table:table-cell>
          <table:table-cell office:value-type="string" calcext:value-type="string">
            <text:p>for example; for instance; such 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力气" xlink:type="simple">力气lì qi</text:a></text:p>
          </table:table-cell>
          <table:table-cell office:value-type="string" calcext:value-type="string">
            <text:p>strength; CL:把[ba3]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厉害" xlink:type="simple">厉害lì hai</text:a></text:p>
          </table:table-cell>
          <table:table-cell office:value-type="string" calcext:value-type="string">
            <text:p>difficult to deal with; difficult to endure; ferocious; radical; serious; terrible; violent; tremendous; awesom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俩" xlink:type="simple">俩liǎ</text:a></text:p>
          </table:table-cell>
          <table:table-cell office:value-type="string" calcext:value-type="string">
            <text:p>two (colloquial equivalent of 两个); both; som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联系" xlink:type="simple">联系lián xì</text:a></text:p>
          </table:table-cell>
          <table:table-cell office:value-type="string" calcext:value-type="string">
            <text:p>connection; contact; relation; in touch with; to integrate; to link; to tou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连" xlink:type="simple">连lián</text:a></text:p>
          </table:table-cell>
          <table:table-cell office:value-type="string" calcext:value-type="string">
            <text:p>to link; to join; to connect; continuously; in succession; including; (used with 也, 都 etc) even; company (militar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凉快" xlink:type="simple">凉快liáng kuai</text:a></text:p>
          </table:table-cell>
          <table:table-cell office:value-type="string" calcext:value-type="string">
            <text:p>nice and cold; pleasantly coo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零钱" xlink:type="simple">零钱líng qián</text:a></text:p>
          </table:table-cell>
          <table:table-cell office:value-type="string" calcext:value-type="string">
            <text:p>change (of money); small change; pocket mone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hsk.academy/en/words/另外" xlink:type="simple">另外lìng wài</text:a></text:p>
          </table:table-cell>
          <table:table-cell table:style-name="ce2" office:value-type="string" calcext:value-type="string">
            <text:p>additional; in addition; besides; separate; other; moreover; furthermore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<text:a xlink:href="https://hsk.academy/en/words/流利" xlink:type="simple">流利liú lì</text:a></text:p>
          </table:table-cell>
          <table:table-cell office:value-type="string" calcext:value-type="string">
            <text:p>flue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流行" xlink:type="simple">流行liú xíng</text:a></text:p>
          </table:table-cell>
          <table:table-cell office:value-type="string" calcext:value-type="string">
            <text:p>to spread; to rage (of contagious disease); popular; fashionable; prevalent; (math.) manifol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留" xlink:type="simple">留liú</text:a></text:p>
          </table:table-cell>
          <table:table-cell office:value-type="string" calcext:value-type="string">
            <text:p>to retain; to stay; to remain; to keep; to preserve; to leave (eg a message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旅行" xlink:type="simple">旅行lǚ xíng</text:a></text:p>
          </table:table-cell>
          <table:table-cell office:value-type="string" calcext:value-type="string">
            <text:p>to travel; journey; trip; CL:趟[tang4],次[ci4],個|个[ge4];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乱" xlink:type="simple">乱luàn</text:a></text:p>
          </table:table-cell>
          <table:table-cell office:value-type="string" calcext:value-type="string">
            <text:p>in confusion or disorder; in a confused state of mind; disorder; upheaval; riot; illicit sexual relations; to throw into disorder; to mix up; indiscriminate; random; arbitr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律师" xlink:type="simple">律师lv4 shī</text:a></text:p>
          </table:table-cell>
          <table:table-cell office:value-type="string" calcext:value-type="string">
            <text:p>lawy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麻烦" xlink:type="simple">麻烦má fan</text:a></text:p>
          </table:table-cell>
          <table:table-cell office:value-type="string" calcext:value-type="string">
            <text:p>inconvenient; troublesome; to trouble or bother sb; to put sb to trou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马虎" xlink:type="simple">马虎mǎ hu</text:a></text:p>
          </table:table-cell>
          <table:table-cell office:value-type="string" calcext:value-type="string">
            <text:p>careless; sloppy; negligent; skimp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满" xlink:type="simple">满mǎn</text:a></text:p>
          </table:table-cell>
          <table:table-cell office:value-type="string" calcext:value-type="string">
            <text:p>full; filled; packed; fully; completely; quite; to reach the limit; to satisfy; satisfied; contented; to fill; abbr. for Manchur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毛" xlink:type="simple">毛máo</text:a></text:p>
          </table:table-cell>
          <table:table-cell office:value-type="string" calcext:value-type="string">
            <text:p>hair; feather; 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毛巾" xlink:type="simple">毛巾máo jīn</text:a></text:p>
          </table:table-cell>
          <table:table-cell office:value-type="string" calcext:value-type="string">
            <text:p>towel; CL:条[tiao2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美丽" xlink:type="simple">美丽měi lì</text:a></text:p>
          </table:table-cell>
          <table:table-cell office:value-type="string" calcext:value-type="string">
            <text:p>beauti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梦" xlink:type="simple">梦mèng</text:a></text:p>
          </table:table-cell>
          <table:table-cell office:value-type="string" calcext:value-type="string">
            <text:p>dream; CL:场[chang2] ,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迷路" xlink:type="simple">迷路mí lù</text:a></text:p>
          </table:table-cell>
          <table:table-cell office:value-type="string" calcext:value-type="string">
            <text:p>to lose the way; lost; labyrinth; labyrinthus vestibularis (of the inner e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密码" xlink:type="simple">密码mì mǎ</text:a></text:p>
          </table:table-cell>
          <table:table-cell office:value-type="string" calcext:value-type="string">
            <text:p>code; secret code; password; pin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免费" xlink:type="simple">免费miǎn fèi</text:a></text:p>
          </table:table-cell>
          <table:table-cell office:value-type="string" calcext:value-type="string">
            <text:p>free (of charge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秒" xlink:type="simple">秒miǎo</text:a></text:p>
          </table:table-cell>
          <table:table-cell office:value-type="string" calcext:value-type="string">
            <text:p>second (of time); unit of angle or arc equivalent to one sixtieth of a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民族" xlink:type="simple">民族mín zú</text:a></text:p>
          </table:table-cell>
          <table:table-cell office:value-type="string" calcext:value-type="string">
            <text:p>nationality; ethnic group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母亲" xlink:type="simple">母亲mǔ qīn</text:a></text:p>
          </table:table-cell>
          <table:table-cell office:value-type="string" calcext:value-type="string">
            <text:p>mother; also pr. with light tone [mu3 qin5]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目的" xlink:type="simple">目的mù dì</text:a></text:p>
          </table:table-cell>
          <table:table-cell office:value-type="string" calcext:value-type="string">
            <text:p>purpose; aim; goal; target; objective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耐心" xlink:type="simple">耐心nài xīn</text:a></text:p>
          </table:table-cell>
          <table:table-cell office:value-type="string" calcext:value-type="string">
            <text:p>to be patient; patient (adjectiv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难道" xlink:type="simple">难道nán dào</text:a></text:p>
          </table:table-cell>
          <table:table-cell office:value-type="string" calcext:value-type="string">
            <text:p>don't tell me...; could it be that...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难受" xlink:type="simple">难受nán shòu</text:a></text:p>
          </table:table-cell>
          <table:table-cell office:value-type="string" calcext:value-type="string">
            <text:p>to feel unwell; to suffer pain; to be difficult to be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内" xlink:type="simple">内nèi</text:a></text:p>
          </table:table-cell>
          <table:table-cell office:value-type="string" calcext:value-type="string">
            <text:p>inside; inner; internal; within; interi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内容" xlink:type="simple">内容nèi róng</text:a></text:p>
          </table:table-cell>
          <table:table-cell office:value-type="string" calcext:value-type="string">
            <text:p>content; substance; details; CL:个,项[xiang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能力" xlink:type="simple">能力néng lì</text:a></text:p>
          </table:table-cell>
          <table:table-cell office:value-type="string" calcext:value-type="string">
            <text:p>capability; capable; able; ability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年龄" xlink:type="simple">年龄nián líng</text:a></text:p>
          </table:table-cell>
          <table:table-cell office:value-type="string" calcext:value-type="string">
            <text:p>(a person's) age; CL:把[ba3] ,个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弄" xlink:type="simple">弄nòng</text:a></text:p>
          </table:table-cell>
          <table:table-cell office:value-type="string" calcext:value-type="string">
            <text:p>to do (to manage); to manage; to handle; to play with; to fool with; to mess with; to fix; to toy wi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暖和" xlink:type="simple">暖和nuǎn huo</text:a></text:p>
          </table:table-cell>
          <table:table-cell office:value-type="string" calcext:value-type="string">
            <text:p>warm (weather); nice and w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偶尔" xlink:type="simple">偶尔ǒu ěr</text:a></text:p>
          </table:table-cell>
          <table:table-cell office:value-type="string" calcext:value-type="string">
            <text:p>occasionally; once in a while; someti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排队" xlink:type="simple">排队pái duì</text:a></text:p>
          </table:table-cell>
          <table:table-cell office:value-type="string" calcext:value-type="string">
            <text:p>to line up; queue up; form a li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排列" xlink:type="simple">排列pái liè</text:a></text:p>
          </table:table-cell>
          <table:table-cell office:value-type="string" calcext:value-type="string">
            <text:p>to arrange; arrangement; array; permutation (i.e. ordered choice of n elements out of 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判断" xlink:type="simple">判断pàn duàn</text:a></text:p>
          </table:table-cell>
          <table:table-cell office:value-type="string" calcext:value-type="string">
            <text:p>to decide; to determine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陪" xlink:type="simple">陪péi</text:a></text:p>
          </table:table-cell>
          <table:table-cell office:value-type="string" calcext:value-type="string">
            <text:p>to accompany; to keep sb compan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hsk.academy/en/words/批评" xlink:type="simple">批评pī píng</text:a></text:p>
          </table:table-cell>
          <table:table-cell table:style-name="ce2" office:value-type="string" calcext:value-type="string">
            <text:p>to criticize; criticism; CL:个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<text:a xlink:href="https://hsk.academy/en/words/皮肤" xlink:type="simple">皮肤pí fū</text:a></text:p>
          </table:table-cell>
          <table:table-cell office:value-type="string" calcext:value-type="string">
            <text:p>skin; CL:种[zhong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脾气" xlink:type="simple">脾气pí qi</text:a></text:p>
          </table:table-cell>
          <table:table-cell office:value-type="string" calcext:value-type="string">
            <text:p>temperament; disposition; temper; CL:个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篇" xlink:type="simple">篇piān</text:a></text:p>
          </table:table-cell>
          <table:table-cell office:value-type="string" calcext:value-type="string">
            <text:p>piece of writing; sheet; bound set of bamboo slips used for record keeping (old); classifier for written items: chapter, artic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骗" xlink:type="simple">骗piàn</text:a></text:p>
          </table:table-cell>
          <table:table-cell office:value-type="string" calcext:value-type="string">
            <text:p>to cheat; to swindle; to deceive; to fool; to hoodwink; to tric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乒乓球" xlink:type="simple">乒乓球pīng pāng qiú</text:a></text:p>
          </table:table-cell>
          <table:table-cell office:value-type="string" calcext:value-type="string">
            <text:p>table tennis; ping-pong; ping pong; table tennis ball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平时" xlink:type="simple">平时píng shí</text:a></text:p>
          </table:table-cell>
          <table:table-cell office:value-type="string" calcext:value-type="string">
            <text:p>in normal times; in peacetim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破" xlink:type="simple">破pò</text:a></text:p>
          </table:table-cell>
          <table:table-cell office:value-type="string" calcext:value-type="string">
            <text:p>broken; damaged; worn out; to break, split or cleave; to get rid of; to destroy; to break with; to defeat; to capture (a city etc); to expose the truth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葡萄" xlink:type="simple">葡萄pú tao</text:a></text:p>
          </table:table-cell>
          <table:table-cell office:value-type="string" calcext:value-type="string">
            <text:p>grap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hsk.academy/en/words/普遍" xlink:type="simple">普遍pǔ biàn</text:a></text:p>
          </table:table-cell>
          <table:table-cell table:style-name="ce2" office:value-type="string" calcext:value-type="string">
            <text:p>universal; general; widespread; common</text:p>
          </table:table-cell>
          <table:table-cell table:style-name="ce3" table:number-columns-repeated="1022"/>
        </table:table-row>
        <table:table-row table:style-name="ro3">
          <table:table-cell office:value-type="string" calcext:value-type="string">
            <text:p><text:a xlink:href="https://hsk.academy/en/words/普通话" xlink:type="simple">普通话pǔ tōng huà</text:a></text:p>
          </table:table-cell>
          <table:table-cell office:value-type="string" calcext:value-type="string">
            <text:p>Mandarin (common language); Putonghua (common speech of the Chinese language); ordinary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其次" xlink:type="simple">其次qí cì</text:a></text:p>
          </table:table-cell>
          <table:table-cell office:value-type="string" calcext:value-type="string">
            <text:p>next; second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其中" xlink:type="simple">其中qí zhōng</text:a></text:p>
          </table:table-cell>
          <table:table-cell office:value-type="string" calcext:value-type="string">
            <text:p>among; in; included among the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气候" xlink:type="simple">气候qì hòu</text:a></text:p>
          </table:table-cell>
          <table:table-cell office:value-type="string" calcext:value-type="string">
            <text:p>climate; atmosphere; situation; CL:种[zhong3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千万" xlink:type="simple">千万qiān wàn</text:a></text:p>
          </table:table-cell>
          <table:table-cell office:value-type="string" calcext:value-type="string">
            <text:p>ten million; countless; many; one must by all mea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签证" xlink:type="simple">签证qiān zhèng</text:a></text:p>
          </table:table-cell>
          <table:table-cell office:value-type="string" calcext:value-type="string">
            <text:p>visa; certificate; to certify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敲" xlink:type="simple">敲qiāo</text:a></text:p>
          </table:table-cell>
          <table:table-cell office:value-type="string" calcext:value-type="string">
            <text:p>extort; knock; to strike; to knock (at a door); to h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桥" xlink:type="simple">桥qiáo</text:a></text:p>
          </table:table-cell>
          <table:table-cell office:value-type="string" calcext:value-type="string">
            <text:p>bridge; CL:座[zuo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巧克力" xlink:type="simple">巧克力qiǎo kè lì</text:a></text:p>
          </table:table-cell>
          <table:table-cell office:value-type="string" calcext:value-type="string">
            <text:p>chocolate (loanword); CL:块[kuai4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亲戚" xlink:type="simple">亲戚qīn qi</text:a></text:p>
          </table:table-cell>
          <table:table-cell office:value-type="string" calcext:value-type="string">
            <text:p>a relative (i.e. family relation); CL:门[men2] ,个,位[wei4]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轻" xlink:type="simple">轻qīng</text:a></text:p>
          </table:table-cell>
          <table:table-cell office:value-type="string" calcext:value-type="string">
            <text:p>light (not heavy); light; easy; gentle; soft; reckless; unimportant; frivolous; small in number; unstressed; neut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轻松" xlink:type="simple">轻松qīng sōng</text:a></text:p>
          </table:table-cell>
          <table:table-cell office:value-type="string" calcext:value-type="string">
            <text:p>gentle; relax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情况" xlink:type="simple">情况qíng kuàng</text:a></text:p>
          </table:table-cell>
          <table:table-cell office:value-type="string" calcext:value-type="string">
            <text:p>circumstances; state of affairs; situation; CL:个,种[zhong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穷" xlink:type="simple">穷qióng</text:a></text:p>
          </table:table-cell>
          <table:table-cell office:value-type="string" calcext:value-type="string">
            <text:p>exhausted; po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区别" xlink:type="simple">区别qū bié</text:a></text:p>
          </table:table-cell>
          <table:table-cell office:value-type="string" calcext:value-type="string">
            <text:p>difference; to distinguish; to discriminate; to make a distinctio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取" xlink:type="simple">取qǔ</text:a></text:p>
          </table:table-cell>
          <table:table-cell office:value-type="string" calcext:value-type="string">
            <text:p>to take; to get; to choose; to fet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全部" xlink:type="simple">全部quán bù</text:a></text:p>
          </table:table-cell>
          <table:table-cell office:value-type="string" calcext:value-type="string">
            <text:p>whole; entire; comple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缺点" xlink:type="simple">缺点quē diǎn</text:a></text:p>
          </table:table-cell>
          <table:table-cell office:value-type="string" calcext:value-type="string">
            <text:p>weak point; fault; shortcoming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缺少" xlink:type="simple">缺少quē shǎo</text:a></text:p>
          </table:table-cell>
          <table:table-cell office:value-type="string" calcext:value-type="string">
            <text:p>lack; shortage of; shortfall; to be short (of); to lac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却" xlink:type="simple">却què</text:a></text:p>
          </table:table-cell>
          <table:table-cell office:value-type="string" calcext:value-type="string">
            <text:p>but; yet; however; while; to go back; to decline; to retreat; nevertheless; even th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确实" xlink:type="simple">确实què shí</text:a></text:p>
          </table:table-cell>
          <table:table-cell office:value-type="string" calcext:value-type="string">
            <text:p>indeed; really; reliable; real; 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然而" xlink:type="simple">然而rán ér</text:a></text:p>
          </table:table-cell>
          <table:table-cell office:value-type="string" calcext:value-type="string">
            <text:p>however; yet; b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热闹" xlink:type="simple">热闹rè nao</text:a></text:p>
          </table:table-cell>
          <table:table-cell office:value-type="string" calcext:value-type="string">
            <text:p>bustling with noise and excitement; livel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hsk.academy/en/words/任何" xlink:type="simple">任何rèn hé</text:a></text:p>
          </table:table-cell>
          <table:table-cell table:style-name="ce2" office:value-type="string" calcext:value-type="string">
            <text:p>any; whatever; whichever; whatsoev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任务" xlink:type="simple">任务rèn wu</text:a></text:p>
          </table:table-cell>
          <table:table-cell office:value-type="string" calcext:value-type="string">
            <text:p>mission; assignment; task; duty; role; CL:项[xiang4] ,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扔" xlink:type="simple">扔rēng</text:a></text:p>
          </table:table-cell>
          <table:table-cell office:value-type="string" calcext:value-type="string">
            <text:p>to throw; to throw aw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仍然" xlink:type="simple">仍然réng rán</text:a></text:p>
          </table:table-cell>
          <table:table-cell office:value-type="string" calcext:value-type="string">
            <text:p>still; y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日记" xlink:type="simple">日记rì jì</text:a></text:p>
          </table:table-cell>
          <table:table-cell office:value-type="string" calcext:value-type="string">
            <text:p>diary; CL:则[ze2] ,本[ben3] ,篇[pian1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入口" xlink:type="simple">入口rù kǒu</text:a></text:p>
          </table:table-cell>
          <table:table-cell office:value-type="string" calcext:value-type="string">
            <text:p>entr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散步" xlink:type="simple">散步sàn bù</text:a></text:p>
          </table:table-cell>
          <table:table-cell office:value-type="string" calcext:value-type="string">
            <text:p>to take a walk; to go for a w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森林" xlink:type="simple">森林sēn lín</text:a></text:p>
          </table:table-cell>
          <table:table-cell office:value-type="string" calcext:value-type="string">
            <text:p>forest; CL:片[pian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沙发" xlink:type="simple">沙发shā fā</text:a></text:p>
          </table:table-cell>
          <table:table-cell office:value-type="string" calcext:value-type="string">
            <text:p>sofa; CL:条[tiao2] ,张[zhang1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伤心" xlink:type="simple">伤心shāng xīn</text:a></text:p>
          </table:table-cell>
          <table:table-cell office:value-type="string" calcext:value-type="string">
            <text:p>to grieve; to be broken-hearted; to feel deeply hurt; s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商量" xlink:type="simple">商量shāng liang</text:a></text:p>
          </table:table-cell>
          <table:table-cell office:value-type="string" calcext:value-type="string">
            <text:p>to consult; to talk over; to discu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稍微" xlink:type="simple">稍微shāo wēi</text:a></text:p>
          </table:table-cell>
          <table:table-cell office:value-type="string" calcext:value-type="string">
            <text:p>a little b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勺子" xlink:type="simple">勺子sháo zi</text:a></text:p>
          </table:table-cell>
          <table:table-cell office:value-type="string" calcext:value-type="string">
            <text:p>scoop; ladle; CL:把[ba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社会" xlink:type="simple">社会shè huì</text:a></text:p>
          </table:table-cell>
          <table:table-cell office:value-type="string" calcext:value-type="string">
            <text:p>society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深" xlink:type="simple">深shēn</text:a></text:p>
          </table:table-cell>
          <table:table-cell office:value-type="string" calcext:value-type="string">
            <text:p>deep; late; profound; dark (of color, water etc); dee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申请" xlink:type="simple">申请shēn qǐng</text:a></text:p>
          </table:table-cell>
          <table:table-cell office:value-type="string" calcext:value-type="string">
            <text:p>to apply for sth; application (form etc); CL:份[fen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甚至" xlink:type="simple">甚至shèn zhì</text:a></text:p>
          </table:table-cell>
          <table:table-cell office:value-type="string" calcext:value-type="string">
            <text:p>so much so that; ev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生活" xlink:type="simple">生活shēng huó</text:a></text:p>
          </table:table-cell>
          <table:table-cell office:value-type="string" calcext:value-type="string">
            <text:p>life; activity; to live; livelih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生命" xlink:type="simple">生命shēng mìng</text:a></text:p>
          </table:table-cell>
          <table:table-cell office:value-type="string" calcext:value-type="string">
            <text:p>life; living; biological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生意" xlink:type="simple">生意shēng yì</text:a></text:p>
          </table:table-cell>
          <table:table-cell office:value-type="string" calcext:value-type="string">
            <text:p>life force; vitality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省" xlink:type="simple">省shěng</text:a></text:p>
          </table:table-cell>
          <table:table-cell office:value-type="string" calcext:value-type="string">
            <text:p>to do without; to economize; to save; to omit; to leave out; province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剩" xlink:type="simple">剩shèng</text:a></text:p>
          </table:table-cell>
          <table:table-cell office:value-type="string" calcext:value-type="string">
            <text:p>to remain; to be left; to have as remaind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失败" xlink:type="simple">失败shī bài</text:a></text:p>
          </table:table-cell>
          <table:table-cell office:value-type="string" calcext:value-type="string">
            <text:p>to be defeated; to lose; to fail (e.g. experiments); failure; defeat; CL:次[ci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失望" xlink:type="simple">失望shī wàng</text:a></text:p>
          </table:table-cell>
          <table:table-cell office:value-type="string" calcext:value-type="string">
            <text:p>disappointed; to lose hope; to despai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师傅" xlink:type="simple">师傅shī fu</text:a></text:p>
          </table:table-cell>
          <table:table-cell office:value-type="string" calcext:value-type="string">
            <text:p>master; qualified worker; respectful form of address for older men; CL:个,位[wei4] ,名[ming2]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十分" xlink:type="simple">十分shí fēn</text:a></text:p>
          </table:table-cell>
          <table:table-cell office:value-type="string" calcext:value-type="string">
            <text:p>to divide into ten equal parts; very; hundred percent; completely; extremely; utterly; absolut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实际" xlink:type="simple">实际shí jì</text:a></text:p>
          </table:table-cell>
          <table:table-cell office:value-type="string" calcext:value-type="string">
            <text:p>actual; reality; pract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实在" xlink:type="simple">实在shí zài</text:a></text:p>
          </table:table-cell>
          <table:table-cell office:value-type="string" calcext:value-type="string">
            <text:p>in reality; honestly; really; verily; concret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使" xlink:type="simple">使shǐ</text:a></text:p>
          </table:table-cell>
          <table:table-cell office:value-type="string" calcext:value-type="string">
            <text:p>to cause; to enable; to use; to employ; to make; to send; to instruct sb to do sth; envoy; messen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使用" xlink:type="simple">使用shǐ yòng</text:a></text:p>
          </table:table-cell>
          <table:table-cell office:value-type="string" calcext:value-type="string">
            <text:p>to use; to employ; to apply; to make use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世纪" xlink:type="simple">世纪shì jì</text:a></text:p>
          </table:table-cell>
          <table:table-cell office:value-type="string" calcext:value-type="string">
            <text:p>century; CL:个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hsk.academy/en/words/是否" xlink:type="simple">是否shì fǒu</text:a></text:p>
          </table:table-cell>
          <table:table-cell table:style-name="ce6" office:value-type="string" calcext:value-type="string">
            <text:p>whether (or not); if; is or isn't</text:p>
          </table:table-cell>
          <table:table-cell table:style-name="ce8" table:number-columns-repeated="1022"/>
        </table:table-row>
        <table:table-row table:style-name="ro1">
          <table:table-cell office:value-type="string" calcext:value-type="string">
            <text:p><text:a xlink:href="https://hsk.academy/en/words/适合" xlink:type="simple">适合shì hé</text:a></text:p>
          </table:table-cell>
          <table:table-cell office:value-type="string" calcext:value-type="string">
            <text:p>to fit; to sui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适应" xlink:type="simple">适应shì yìng</text:a></text:p>
          </table:table-cell>
          <table:table-cell office:value-type="string" calcext:value-type="string">
            <text:p>to suit; to fit; to be suitable; to adapt; to get used to st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收" xlink:type="simple">收shōu</text:a></text:p>
          </table:table-cell>
          <table:table-cell office:value-type="string" calcext:value-type="string">
            <text:p>to receive; to accept; to collect; in care of (used on address line after nam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收入" xlink:type="simple">收入shōu rù</text:a></text:p>
          </table:table-cell>
          <table:table-cell office:value-type="string" calcext:value-type="string">
            <text:p>to take in; income; revenue; CL:笔[bi3] ,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收拾" xlink:type="simple">收拾shōu shi</text:a></text:p>
          </table:table-cell>
          <table:table-cell office:value-type="string" calcext:value-type="string">
            <text:p>to put in order; to tidy up; to pack; to repair; to punish (colloquial); to man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首都" xlink:type="simple">首都shǒu dū</text:a></text:p>
          </table:table-cell>
          <table:table-cell office:value-type="string" calcext:value-type="string">
            <text:p>capital (city)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首先" xlink:type="simple">首先shǒu xiān</text:a></text:p>
          </table:table-cell>
          <table:table-cell office:value-type="string" calcext:value-type="string">
            <text:p>first (of all); in the first pl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受不了" xlink:type="simple">受不了shòu bù liǎo</text:a></text:p>
          </table:table-cell>
          <table:table-cell office:value-type="string" calcext:value-type="string">
            <text:p>unbearable; unable to endure; can't st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受到" xlink:type="simple">受到shòu dào</text:a></text:p>
          </table:table-cell>
          <table:table-cell office:value-type="string" calcext:value-type="string">
            <text:p>to suffer; obtained; given; to rece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售货员" xlink:type="simple">售货员shòu huò yuán</text:a></text:p>
          </table:table-cell>
          <table:table-cell office:value-type="string" calcext:value-type="string">
            <text:p>salesperson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输" xlink:type="simple">输shū</text:a></text:p>
          </table:table-cell>
          <table:table-cell office:value-type="string" calcext:value-type="string">
            <text:p>to transport; to lose; to donate; to enter (a passwor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熟悉" xlink:type="simple">熟悉shú xī</text:a></text:p>
          </table:table-cell>
          <table:table-cell office:value-type="string" calcext:value-type="string">
            <text:p>to be familiar with; to know we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数量" xlink:type="simple">数量shù liàng</text:a></text:p>
          </table:table-cell>
          <table:table-cell office:value-type="string" calcext:value-type="string">
            <text:p>quantity; amount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数字" xlink:type="simple">数字shù zì</text:a></text:p>
          </table:table-cell>
          <table:table-cell office:value-type="string" calcext:value-type="string">
            <text:p>numeral; digit; number; figure; amount; digital (electronics etc)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帅" xlink:type="simple">帅shuài</text:a></text:p>
          </table:table-cell>
          <table:table-cell office:value-type="string" calcext:value-type="string">
            <text:p>handsome; graceful; smart; commander in chie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顺便" xlink:type="simple">顺便shùn biàn</text:a></text:p>
          </table:table-cell>
          <table:table-cell office:value-type="string" calcext:value-type="string">
            <text:p>conveniently; in passing; without much extra eff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顺利" xlink:type="simple">顺利shùn lì</text:a></text:p>
          </table:table-cell>
          <table:table-cell office:value-type="string" calcext:value-type="string">
            <text:p>smoothly; without a hit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顺序" xlink:type="simple">顺序shùn xù</text:a></text:p>
          </table:table-cell>
          <table:table-cell office:value-type="string" calcext:value-type="string">
            <text:p>sequence; ord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说明" xlink:type="simple">说明shuō míng</text:a></text:p>
          </table:table-cell>
          <table:table-cell office:value-type="string" calcext:value-type="string">
            <text:p>to explain; to illustrate; explanation; directions; captio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硕士" xlink:type="simple">硕士shuò shì</text:a></text:p>
          </table:table-cell>
          <table:table-cell office:value-type="string" calcext:value-type="string">
            <text:p>master's degree; learned pers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死" xlink:type="simple">死sǐ</text:a></text:p>
          </table:table-cell>
          <table:table-cell office:value-type="string" calcext:value-type="string">
            <text:p>to die; impassable; uncrossable; inflexible; rigid; extrem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塑料袋" xlink:type="simple">塑料袋sù liào dài</text:a></text:p>
          </table:table-cell>
          <table:table-cell office:value-type="string" calcext:value-type="string">
            <text:p>plastic ba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hsk.academy/en/words/速度" xlink:type="simple">速度sù dù</text:a></text:p>
          </table:table-cell>
          <table:table-cell table:style-name="ce2" office:value-type="string" calcext:value-type="string">
            <text:p>speed; rate; velocity; CL:个</text:p>
          </table:table-cell>
          <table:table-cell table:style-name="ce3" table:number-columns-repeated="1022"/>
        </table:table-row>
        <table:table-row table:style-name="ro2">
          <table:table-cell office:value-type="string" calcext:value-type="string">
            <text:p><text:a xlink:href="https://hsk.academy/en/words/酸" xlink:type="simple">酸suān</text:a></text:p>
          </table:table-cell>
          <table:table-cell office:value-type="string" calcext:value-type="string">
            <text:p>sour; tart; sick at heart; grieved; sore; aching; aci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随便" xlink:type="simple">随便suí biàn</text:a></text:p>
          </table:table-cell>
          <table:table-cell office:value-type="string" calcext:value-type="string">
            <text:p>as one wishes; as one pleases; at random; negligent; casual; want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随着" xlink:type="simple">随着suí zhe</text:a></text:p>
          </table:table-cell>
          <table:table-cell office:value-type="string" calcext:value-type="string">
            <text:p>along with; in the wake of; follow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孙子" xlink:type="simple">孙子sūn zi</text:a></text:p>
          </table:table-cell>
          <table:table-cell office:value-type="string" calcext:value-type="string">
            <text:p>grandson (paterna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所有" xlink:type="simple">所有suǒ yǒu</text:a></text:p>
          </table:table-cell>
          <table:table-cell office:value-type="string" calcext:value-type="string">
            <text:p>all; to possess; to have; to ow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台" xlink:type="simple">台tái</text:a></text:p>
          </table:table-cell>
          <table:table-cell office:value-type="string" calcext:value-type="string">
            <text:p>desk; platform; stage; terrace; stand; support; station; broadcasting station; desk; classifier for vehicles or machines; Taiwan (abbr.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抬" xlink:type="simple">抬tái</text:a></text:p>
          </table:table-cell>
          <table:table-cell office:value-type="string" calcext:value-type="string">
            <text:p>to lift; to raise; (of two or more persons) to car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态度" xlink:type="simple">态度tài du</text:a></text:p>
          </table:table-cell>
          <table:table-cell office:value-type="string" calcext:value-type="string">
            <text:p>manner; bearing; attitude; approach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弹钢琴" xlink:type="simple">弹钢琴tán gāng qín</text:a></text:p>
          </table:table-cell>
          <table:table-cell office:value-type="string" calcext:value-type="string">
            <text:p>play the pia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谈" xlink:type="simple">谈tán</text:a></text:p>
          </table:table-cell>
          <table:table-cell office:value-type="string" calcext:value-type="string">
            <text:p>to discuss; to chat; to converse; to talk; to spe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汤" xlink:type="simple">汤tāng</text:a></text:p>
          </table:table-cell>
          <table:table-cell office:value-type="string" calcext:value-type="string">
            <text:p>soup; broth; hot wa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糖" xlink:type="simple">糖táng</text:a></text:p>
          </table:table-cell>
          <table:table-cell office:value-type="string" calcext:value-type="string">
            <text:p>sugar; sweets; candy; CL:颗[ke1] ,块[kuai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躺" xlink:type="simple">躺tǎng</text:a></text:p>
          </table:table-cell>
          <table:table-cell office:value-type="string" calcext:value-type="string">
            <text:p>to recline; to lie dow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趟" xlink:type="simple">趟tàng</text:a></text:p>
          </table:table-cell>
          <table:table-cell office:value-type="string" calcext:value-type="string">
            <text:p>quantifier for the number of trips or runs m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讨论" xlink:type="simple">讨论tǎo lùn</text:a></text:p>
          </table:table-cell>
          <table:table-cell office:value-type="string" calcext:value-type="string">
            <text:p>to talk over; to discuss; CL:个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讨厌" xlink:type="simple">讨厌tǎo yàn</text:a></text:p>
          </table:table-cell>
          <table:table-cell office:value-type="string" calcext:value-type="string">
            <text:p>to dislike; to loathe; disagreeable; troublesome; annoying; nasty; to hate doing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特点" xlink:type="simple">特点tè diǎn</text:a></text:p>
          </table:table-cell>
          <table:table-cell office:value-type="string" calcext:value-type="string">
            <text:p>characteristic (feature); trait; feature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提" xlink:type="simple">提tí</text:a></text:p>
          </table:table-cell>
          <table:table-cell office:value-type="string" calcext:value-type="string">
            <text:p>to carry; to lift; to ra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提供" xlink:type="simple">提供tí gōng</text:a></text:p>
          </table:table-cell>
          <table:table-cell office:value-type="string" calcext:value-type="string">
            <text:p>to supply; to provide; to furnish; to off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提前" xlink:type="simple">提前tí qián</text:a></text:p>
          </table:table-cell>
          <table:table-cell office:value-type="string" calcext:value-type="string">
            <text:p>to shift to an earlier date; to bring forward; to advance; in adv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提醒" xlink:type="simple">提醒tí xǐng</text:a></text:p>
          </table:table-cell>
          <table:table-cell office:value-type="string" calcext:value-type="string">
            <text:p>to call attention to; to warn of; to remin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填空" xlink:type="simple">填空tián kòng</text:a></text:p>
          </table:table-cell>
          <table:table-cell office:value-type="string" calcext:value-type="string">
            <text:p>to fill a job vacancy; to fill in a blank (e.g. on questionnaire or exam paper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条件" xlink:type="simple">条件tiáo jiàn</text:a></text:p>
          </table:table-cell>
          <table:table-cell office:value-type="string" calcext:value-type="string">
            <text:p>circumstances; condition; term; factor; requirement; prerequisite; qualificatio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停" xlink:type="simple">停tíng</text:a></text:p>
          </table:table-cell>
          <table:table-cell office:value-type="string" calcext:value-type="string">
            <text:p>to halt; to stop; to park (a car);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挺" xlink:type="simple">挺tǐng</text:a></text:p>
          </table:table-cell>
          <table:table-cell office:value-type="string" calcext:value-type="string">
            <text:p>to (physically) straighten up; to stick out; to endure or hold out; straight; stiff; outstanding; extraordinary; rather; quite; very; classifier for machine gun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通过" xlink:type="simple">通过tōng guò</text:a></text:p>
          </table:table-cell>
          <table:table-cell office:value-type="string" calcext:value-type="string">
            <text:p>to pass through; to get through; by means of; through; via; to adopt; to pass (a bill); to switch over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<text:a xlink:href="https://hsk.academy/en/words/通知" xlink:type="simple">通知tōng zhī</text:a></text:p>
          </table:table-cell>
          <table:table-cell table:style-name="ce6" office:value-type="string" calcext:value-type="string">
            <text:p>to notify; to inform; notice; notification; CL:个</text:p>
          </table:table-cell>
          <table:table-cell table:style-name="ce8" table:number-columns-repeated="1022"/>
        </table:table-row>
        <table:table-row table:style-name="ro1">
          <table:table-cell office:value-type="string" calcext:value-type="string">
            <text:p><text:a xlink:href="https://hsk.academy/en/words/同情" xlink:type="simple">同情tóng qíng</text:a></text:p>
          </table:table-cell>
          <table:table-cell office:value-type="string" calcext:value-type="string">
            <text:p>compassion; relent; sympathize; sympath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同时" xlink:type="simple">同时tóng shí</text:a></text:p>
          </table:table-cell>
          <table:table-cell office:value-type="string" calcext:value-type="string">
            <text:p>at the same time; simultaneously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推" xlink:type="simple">推tuī</text:a></text:p>
          </table:table-cell>
          <table:table-cell office:value-type="string" calcext:value-type="string">
            <text:p>to push; to cut; to refuse; to reject; to decline; to shirk (responsibility); to put off; to delay; to push forward; to nominate; to el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推迟" xlink:type="simple">推迟tuī chí</text:a></text:p>
          </table:table-cell>
          <table:table-cell office:value-type="string" calcext:value-type="string">
            <text:p>to postpone; to put off; to def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脱" xlink:type="simple">脱tuō</text:a></text:p>
          </table:table-cell>
          <table:table-cell office:value-type="string" calcext:value-type="string">
            <text:p>to shed; to take off; to escape; to get away fro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袜子" xlink:type="simple">袜子wà zi</text:a></text:p>
          </table:table-cell>
          <table:table-cell office:value-type="string" calcext:value-type="string">
            <text:p>socks; stockings; CL:只[zhi1] ,对[dui4] ,双[shuang1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完全" xlink:type="simple">完全wán quán</text:a></text:p>
          </table:table-cell>
          <table:table-cell office:value-type="string" calcext:value-type="string">
            <text:p>complete; whole; totally; entir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往往" xlink:type="simple">往往wǎng wǎng</text:a></text:p>
          </table:table-cell>
          <table:table-cell office:value-type="string" calcext:value-type="string">
            <text:p>often; frequent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网球" xlink:type="simple">网球wǎng qiú</text:a></text:p>
          </table:table-cell>
          <table:table-cell office:value-type="string" calcext:value-type="string">
            <text:p>tennis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网站" xlink:type="simple">网站wǎng zhàn</text:a></text:p>
          </table:table-cell>
          <table:table-cell office:value-type="string" calcext:value-type="string">
            <text:p>website; network station; n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危险" xlink:type="simple">危险wēi xiǎn</text:a></text:p>
          </table:table-cell>
          <table:table-cell office:value-type="string" calcext:value-type="string">
            <text:p>danger; danger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卫生间" xlink:type="simple">卫生间wèi shēng jiān</text:a></text:p>
          </table:table-cell>
          <table:table-cell office:value-type="string" calcext:value-type="string">
            <text:p>bathroom; toilet; WC; CL:间[jian1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味道" xlink:type="simple">味道wèi dào</text:a></text:p>
          </table:table-cell>
          <table:table-cell office:value-type="string" calcext:value-type="string">
            <text:p>flavor; smell; hint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温度" xlink:type="simple">温度wēn dù</text:a></text:p>
          </table:table-cell>
          <table:table-cell office:value-type="string" calcext:value-type="string">
            <text:p>temperature; CL:个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文章" xlink:type="simple">文章wén zhāng</text:a></text:p>
          </table:table-cell>
          <table:table-cell office:value-type="string" calcext:value-type="string">
            <text:p>article; essay; literary works; writings; hidden meaning; CL:篇[pian1] ,段[duan4] ,页[ye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污染" xlink:type="simple">污染wū rǎn</text:a></text:p>
          </table:table-cell>
          <table:table-cell office:value-type="string" calcext:value-type="string">
            <text:p>pollution; contamination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无" xlink:type="simple">无wú</text:a></text:p>
          </table:table-cell>
          <table:table-cell office:value-type="string" calcext:value-type="string">
            <text:p>un-; to lack; -less; not to have; no; none; not; to l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无聊" xlink:type="simple">无聊wú liáo</text:a></text:p>
          </table:table-cell>
          <table:table-cell office:value-type="string" calcext:value-type="string">
            <text:p>nonsense; bor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无论" xlink:type="simple">无论wú lùn</text:a></text:p>
          </table:table-cell>
          <table:table-cell office:value-type="string" calcext:value-type="string">
            <text:p>no matter what or how; regardless of whether..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误会" xlink:type="simple">误会wù huì</text:a></text:p>
          </table:table-cell>
          <table:table-cell office:value-type="string" calcext:value-type="string">
            <text:p>to misunderstand; to mistake; misunderstanding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吸引" xlink:type="simple">吸引xī yǐn</text:a></text:p>
          </table:table-cell>
          <table:table-cell office:value-type="string" calcext:value-type="string">
            <text:p>to attract (interest, investment etc)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西红柿" xlink:type="simple">西红柿xī hóng shì</text:a></text:p>
          </table:table-cell>
          <table:table-cell office:value-type="string" calcext:value-type="string">
            <text:p>tomato; CL:只[zhi1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咸" xlink:type="simple">咸xián</text:a></text:p>
          </table:table-cell>
          <table:table-cell office:value-type="string" calcext:value-type="string">
            <text:p>sal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现金" xlink:type="simple">现金xiàn jīn</text:a></text:p>
          </table:table-cell>
          <table:table-cell office:value-type="string" calcext:value-type="string">
            <text:p>ca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羡慕" xlink:type="simple">羡慕xiàn mù</text:a></text:p>
          </table:table-cell>
          <table:table-cell office:value-type="string" calcext:value-type="string">
            <text:p>envious; envy; to adm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相反" xlink:type="simple">相反xiāng fǎn</text:a></text:p>
          </table:table-cell>
          <table:table-cell office:value-type="string" calcext:value-type="string">
            <text:p>opposite; contr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相同" xlink:type="simple">相同xiāng tóng</text:a></text:p>
          </table:table-cell>
          <table:table-cell office:value-type="string" calcext:value-type="string">
            <text:p>identical; sam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香" xlink:type="simple">香xiāng</text:a></text:p>
          </table:table-cell>
          <table:table-cell office:value-type="string" calcext:value-type="string">
            <text:p>fragrant; sweet smelling; aromatic; savory or appetizing; (to eat) with relish; (of sleep) sound; perfume or spice; joss or incense stick; CL:根[gen1]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hsk.academy/en/words/详细" xlink:type="simple">详细xiáng xì</text:a></text:p>
          </table:table-cell>
          <table:table-cell table:style-name="ce2" office:value-type="string" calcext:value-type="string">
            <text:p>detailed; in detail; minute</text:p>
          </table:table-cell>
          <table:table-cell table:style-name="ce3" table:number-columns-repeated="1022"/>
        </table:table-row>
        <table:table-row table:style-name="ro2">
          <table:table-cell office:value-type="string" calcext:value-type="string">
            <text:p><text:a xlink:href="https://hsk.academy/en/words/响" xlink:type="simple">响xiǎng</text:a></text:p>
          </table:table-cell>
          <table:table-cell office:value-type="string" calcext:value-type="string">
            <text:p>to make a sound; to sound; to ring; loud; classifier for no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橡皮" xlink:type="simple">橡皮xiàng pí</text:a></text:p>
          </table:table-cell>
          <table:table-cell office:value-type="string" calcext:value-type="string">
            <text:p>rubber; an eraser; CL:块[kuai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消息" xlink:type="simple">消息xiāo xi</text:a></text:p>
          </table:table-cell>
          <table:table-cell office:value-type="string" calcext:value-type="string">
            <text:p>news; information; CL:条[tiao2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小吃" xlink:type="simple">小吃xiǎo chī</text:a></text:p>
          </table:table-cell>
          <table:table-cell office:value-type="string" calcext:value-type="string">
            <text:p>snack; refreshments; CL:家[jia1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小伙子" xlink:type="simple">小伙子xiǎo huǒ zi</text:a></text:p>
          </table:table-cell>
          <table:table-cell office:value-type="string" calcext:value-type="string">
            <text:p>lad; young fellow; young man; young guy; youngster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小说" xlink:type="simple">小说xiǎo shuō</text:a></text:p>
          </table:table-cell>
          <table:table-cell office:value-type="string" calcext:value-type="string">
            <text:p>novel; fiction; CL:本[ben3] ,部[bu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效果" xlink:type="simple">效果xiào guǒ</text:a></text:p>
          </table:table-cell>
          <table:table-cell office:value-type="string" calcext:value-type="string">
            <text:p>result; effect; quality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笑话" xlink:type="simple">笑话xiào huà</text:a></text:p>
          </table:table-cell>
          <table:table-cell office:value-type="string" calcext:value-type="string">
            <text:p>joke; jest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心情" xlink:type="simple">心情xīn qíng</text:a></text:p>
          </table:table-cell>
          <table:table-cell office:value-type="string" calcext:value-type="string">
            <text:p>mood; frame of mind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辛苦" xlink:type="simple">辛苦xīn kǔ</text:a></text:p>
          </table:table-cell>
          <table:table-cell office:value-type="string" calcext:value-type="string">
            <text:p>hard; exhausting; with much toil; thanks for your trou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信封" xlink:type="simple">信封xìn fēng</text:a></text:p>
          </table:table-cell>
          <table:table-cell office:value-type="string" calcext:value-type="string">
            <text:p>envelope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信息" xlink:type="simple">信息xìn xī</text:a></text:p>
          </table:table-cell>
          <table:table-cell office:value-type="string" calcext:value-type="string">
            <text:p>information; news; mess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信心" xlink:type="simple">信心xìn xīn</text:a></text:p>
          </table:table-cell>
          <table:table-cell office:value-type="string" calcext:value-type="string">
            <text:p>confidence; faith (in sb or sth)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兴奋" xlink:type="simple">兴奋xīng fèn</text:a></text:p>
          </table:table-cell>
          <table:table-cell office:value-type="string" calcext:value-type="string">
            <text:p>excited; excitemen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行" xlink:type="simple">行xíng</text:a></text:p>
          </table:table-cell>
          <table:table-cell office:value-type="string" calcext:value-type="string">
            <text:p>to walk; to go; to travel; a visit; temporary; makeshift; current; in circulation; to do; to perform; capable; competent; effective; all right; OK!; will 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醒" xlink:type="simple">醒xǐng</text:a></text:p>
          </table:table-cell>
          <table:table-cell office:value-type="string" calcext:value-type="string">
            <text:p>to wake up; to awaken; to be awa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幸福" xlink:type="simple">幸福xìng fú</text:a></text:p>
          </table:table-cell>
          <table:table-cell office:value-type="string" calcext:value-type="string">
            <text:p>happiness; happy; blessed; well-be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性别" xlink:type="simple">性别xìng bié</text:a></text:p>
          </table:table-cell>
          <table:table-cell office:value-type="string" calcext:value-type="string">
            <text:p>gender; sex; distinguishing between the sex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性格" xlink:type="simple">性格xìng gé</text:a></text:p>
          </table:table-cell>
          <table:table-cell office:value-type="string" calcext:value-type="string">
            <text:p>nature (temperament); nature; disposition; temperament; character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修理" xlink:type="simple">修理xiū lǐ</text:a></text:p>
          </table:table-cell>
          <table:table-cell office:value-type="string" calcext:value-type="string">
            <text:p>to repair; to perform maintenance; to overhaul; to fix; to prune; to tr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许多" xlink:type="simple">许多xǔ duō</text:a></text:p>
          </table:table-cell>
          <table:table-cell office:value-type="string" calcext:value-type="string">
            <text:p>a great deal of; many; a lot of; mu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学期" xlink:type="simple">学期xué qī</text:a></text:p>
          </table:table-cell>
          <table:table-cell office:value-type="string" calcext:value-type="string">
            <text:p>school term; semester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呀" xlink:type="simple">呀ya</text:a></text:p>
          </table:table-cell>
          <table:table-cell office:value-type="string" calcext:value-type="string">
            <text:p>(particle equivalent to 啊 after a vowel, expressing surprise or doub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压力" xlink:type="simple">压力yā lì</text:a></text:p>
          </table:table-cell>
          <table:table-cell office:value-type="string" calcext:value-type="string">
            <text:p>press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牙膏" xlink:type="simple">牙膏yá gāo</text:a></text:p>
          </table:table-cell>
          <table:table-cell office:value-type="string" calcext:value-type="string">
            <text:p>toothpaste; CL:管[guan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亚洲" xlink:type="simple">亚洲yà zhōu</text:a></text:p>
          </table:table-cell>
          <table:table-cell office:value-type="string" calcext:value-type="string">
            <text:p>Asia; As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严格" xlink:type="simple">严格yán gé</text:a></text:p>
          </table:table-cell>
          <table:table-cell office:value-type="string" calcext:value-type="string">
            <text:p>strict; stringent; tight; rigor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严重" xlink:type="simple">严重yán zhòng</text:a></text:p>
          </table:table-cell>
          <table:table-cell office:value-type="string" calcext:value-type="string">
            <text:p>serious; severe; critical; gr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盐" xlink:type="simple">盐yán</text:a></text:p>
          </table:table-cell>
          <table:table-cell office:value-type="string" calcext:value-type="string">
            <text:p>salt; CL:粒[li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研究" xlink:type="simple">研究yán jiū</text:a></text:p>
          </table:table-cell>
          <table:table-cell office:value-type="string" calcext:value-type="string">
            <text:p>research; a study; CL:項|项[xiang4]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演出" xlink:type="simple">演出yǎn chū</text:a></text:p>
          </table:table-cell>
          <table:table-cell office:value-type="string" calcext:value-type="string">
            <text:p>to act (in a play); to perform; to put on (a performance); performance; concert; show; CL:场[chang2] ,次[ci4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演员" xlink:type="simple">演员yǎn yuán</text:a></text:p>
          </table:table-cell>
          <table:table-cell office:value-type="string" calcext:value-type="string">
            <text:p>actor or actress; performer; CL:个,位[wei4] ,名[ming2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眼镜" xlink:type="simple">眼镜yǎn jìng</text:a></text:p>
          </table:table-cell>
          <table:table-cell office:value-type="string" calcext:value-type="string">
            <text:p>spectacles; eyeglasses; CL:副[fu4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阳光" xlink:type="simple">阳光yáng guāng</text:a></text:p>
          </table:table-cell>
          <table:table-cell office:value-type="string" calcext:value-type="string">
            <text:p>sunlight; sunshine; transparent (open to public scrutinity); CL:线[xian4]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hsk.academy/en/words/养成" xlink:type="simple">养成yǎng chéng</text:a></text:p>
          </table:table-cell>
          <table:table-cell table:style-name="ce2" office:value-type="string" calcext:value-type="string">
            <text:p>to cultivate; to raise; to form (a habit); to acquire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<text:a xlink:href="https://hsk.academy/en/words/样子" xlink:type="simple">样子yàng zi</text:a></text:p>
          </table:table-cell>
          <table:table-cell office:value-type="string" calcext:value-type="string">
            <text:p>manner; air; looks; asp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邀请" xlink:type="simple">邀请yāo qǐng</text:a></text:p>
          </table:table-cell>
          <table:table-cell office:value-type="string" calcext:value-type="string">
            <text:p>to invite; invitatio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要是" xlink:type="simple">要是yào shi</text:a></text:p>
          </table:table-cell>
          <table:table-cell office:value-type="string" calcext:value-type="string">
            <text:p>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钥匙" xlink:type="simple">钥匙yào shi</text:a></text:p>
          </table:table-cell>
          <table:table-cell office:value-type="string" calcext:value-type="string">
            <text:p>key; CL:把[ba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也许" xlink:type="simple">也许yě xǔ</text:a></text:p>
          </table:table-cell>
          <table:table-cell office:value-type="string" calcext:value-type="string">
            <text:p>perhaps; maybe; probab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叶子" xlink:type="simple">叶子yè zi</text:a></text:p>
          </table:table-cell>
          <table:table-cell office:value-type="string" calcext:value-type="string">
            <text:p>foliage; leaf; CL:片[pian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页" xlink:type="simple">页yè</text:a></text:p>
          </table:table-cell>
          <table:table-cell office:value-type="string" calcext:value-type="string">
            <text:p>page; lea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一切" xlink:type="simple">一切yī qiè</text:a></text:p>
          </table:table-cell>
          <table:table-cell office:value-type="string" calcext:value-type="string">
            <text:p>everything; every; 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以" xlink:type="simple">以yǐ</text:a></text:p>
          </table:table-cell>
          <table:table-cell office:value-type="string" calcext:value-type="string">
            <text:p>to use as; according to; because o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以为" xlink:type="simple">以为yǐ wéi</text:a></text:p>
          </table:table-cell>
          <table:table-cell office:value-type="string" calcext:value-type="string">
            <text:p>to believe; to think; to consider; to be under the impress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意见" xlink:type="simple">意见yì jiàn</text:a></text:p>
          </table:table-cell>
          <table:table-cell office:value-type="string" calcext:value-type="string">
            <text:p>opinion; suggestion; idea; objection; complaint; CL:点[dian3] ,条[tiao2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艺术" xlink:type="simple">艺术yì shù</text:a></text:p>
          </table:table-cell>
          <table:table-cell office:value-type="string" calcext:value-type="string">
            <text:p>art; CL:种[zhong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因此" xlink:type="simple">因此yīn cǐ</text:a></text:p>
          </table:table-cell>
          <table:table-cell office:value-type="string" calcext:value-type="string">
            <text:p>consequently; as a result; th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引起" xlink:type="simple">引起yǐn qǐ</text:a></text:p>
          </table:table-cell>
          <table:table-cell office:value-type="string" calcext:value-type="string">
            <text:p>to give rise to; to lead to; to cause; to arou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印象" xlink:type="simple">印象yìn xiàng</text:a></text:p>
          </table:table-cell>
          <table:table-cell office:value-type="string" calcext:value-type="string">
            <text:p>impression; reflection; perceptio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赢" xlink:type="simple">赢yíng</text:a></text:p>
          </table:table-cell>
          <table:table-cell office:value-type="string" calcext:value-type="string">
            <text:p>to win; to beat; to profi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应聘" xlink:type="simple">应聘yìng pìn</text:a></text:p>
          </table:table-cell>
          <table:table-cell office:value-type="string" calcext:value-type="string">
            <text:p>to accept a job offer; to apply for an advertised pos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勇敢" xlink:type="simple">勇敢yǒng gǎn</text:a></text:p>
          </table:table-cell>
          <table:table-cell office:value-type="string" calcext:value-type="string">
            <text:p>brave; courage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永远" xlink:type="simple">永远yǒng yuǎn</text:a></text:p>
          </table:table-cell>
          <table:table-cell office:value-type="string" calcext:value-type="string">
            <text:p>forever; etern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优点" xlink:type="simple">优点yōu diǎn</text:a></text:p>
          </table:table-cell>
          <table:table-cell office:value-type="string" calcext:value-type="string">
            <text:p>merit; benefit; strong point; advantage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优秀" xlink:type="simple">优秀yōu xiù</text:a></text:p>
          </table:table-cell>
          <table:table-cell office:value-type="string" calcext:value-type="string">
            <text:p>outstanding; excell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幽默" xlink:type="simple">幽默yōu mò</text:a></text:p>
          </table:table-cell>
          <table:table-cell office:value-type="string" calcext:value-type="string">
            <text:p>humor; humor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尤其" xlink:type="simple">尤其yóu qí</text:a></text:p>
          </table:table-cell>
          <table:table-cell office:value-type="string" calcext:value-type="string">
            <text:p>especially; particularl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由" xlink:type="simple">由yóu</text:a></text:p>
          </table:table-cell>
          <table:table-cell office:value-type="string" calcext:value-type="string">
            <text:p>to follow; from; it is for...to; reason; cause; because of; due to; to; to leave it (to sb); by (introduces passive verb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由于" xlink:type="simple">由于yóu yú</text:a></text:p>
          </table:table-cell>
          <table:table-cell office:value-type="string" calcext:value-type="string">
            <text:p>due to; as a result of; thanks to; owing to; since; becau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邮局" xlink:type="simple">邮局yóu jú</text:a></text:p>
          </table:table-cell>
          <table:table-cell office:value-type="string" calcext:value-type="string">
            <text:p>post office; CL:家[jia1] ,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友好" xlink:type="simple">友好yǒu hǎo</text:a></text:p>
          </table:table-cell>
          <table:table-cell office:value-type="string" calcext:value-type="string">
            <text:p>friendly; amic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友谊" xlink:type="simple">友谊yǒu yì</text:a></text:p>
          </table:table-cell>
          <table:table-cell office:value-type="string" calcext:value-type="string">
            <text:p>companionship; fellowship; friendsh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有趣" xlink:type="simple">有趣yǒu qù</text:a></text:p>
          </table:table-cell>
          <table:table-cell office:value-type="string" calcext:value-type="string">
            <text:p>interesting; fascinating; amus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于是" xlink:type="simple">于是yú shì</text:a></text:p>
          </table:table-cell>
          <table:table-cell office:value-type="string" calcext:value-type="string">
            <text:p>thereupon; as a result; consequently; thus; henc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愉快" xlink:type="simple">愉快yú kuài</text:a></text:p>
          </table:table-cell>
          <table:table-cell office:value-type="string" calcext:value-type="string">
            <text:p>cheerful; cheerily; delightful; pleasant; pleasantly; pleasing; happy; deligh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与" xlink:type="simple">与yǔ</text:a></text:p>
          </table:table-cell>
          <table:table-cell office:value-type="string" calcext:value-type="string">
            <text:p>to give; to help; to get along with; and; wi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羽毛球" xlink:type="simple">羽毛球yǔ máo qiú</text:a></text:p>
          </table:table-cell>
          <table:table-cell office:value-type="string" calcext:value-type="string">
            <text:p>badminton; shuttlecock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语法" xlink:type="simple">语法yǔ fǎ</text:a></text:p>
          </table:table-cell>
          <table:table-cell office:value-type="string" calcext:value-type="string">
            <text:p>gramm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语言" xlink:type="simple">语言yǔ yán</text:a></text:p>
          </table:table-cell>
          <table:table-cell office:value-type="string" calcext:value-type="string">
            <text:p>language; CL:门[men2] ,种[zhong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预习" xlink:type="simple">预习yù xí</text:a></text:p>
          </table:table-cell>
          <table:table-cell office:value-type="string" calcext:value-type="string">
            <text:p>to prepare a less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原来" xlink:type="simple">原来yuán lái</text:a></text:p>
          </table:table-cell>
          <table:table-cell office:value-type="string" calcext:value-type="string">
            <text:p>original; former; originally; formerly; at first; so... actual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原谅" xlink:type="simple">原谅yuán liàng</text:a></text:p>
          </table:table-cell>
          <table:table-cell office:value-type="string" calcext:value-type="string">
            <text:p>to excuse; to forgive; to pard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原因" xlink:type="simple">原因yuán yīn</text:a></text:p>
          </table:table-cell>
          <table:table-cell office:value-type="string" calcext:value-type="string">
            <text:p>cause; origin; root cause; reason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约会" xlink:type="simple">约会yuē huì</text:a></text:p>
          </table:table-cell>
          <table:table-cell office:value-type="string" calcext:value-type="string">
            <text:p>appointment; engagement; date; CL:次[ci4] ,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阅读" xlink:type="simple">阅读yuè dú</text:a></text:p>
          </table:table-cell>
          <table:table-cell office:value-type="string" calcext:value-type="string">
            <text:p>to read; rea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云" xlink:type="simple">云yún</text:a></text:p>
          </table:table-cell>
          <table:table-cell office:value-type="string" calcext:value-type="string">
            <text:p>cloud; CL:朵[duo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允许" xlink:type="simple">允许yǔn xǔ</text:a></text:p>
          </table:table-cell>
          <table:table-cell office:value-type="string" calcext:value-type="string">
            <text:p>to permit; to al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杂志" xlink:type="simple">杂志zá zhì</text:a></text:p>
          </table:table-cell>
          <table:table-cell office:value-type="string" calcext:value-type="string">
            <text:p>magazine; CL:本[ben3] ,份[fen4] ,期[qi1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咱们" xlink:type="simple">咱们zán men</text:a></text:p>
          </table:table-cell>
          <table:table-cell office:value-type="string" calcext:value-type="string">
            <text:p>we or us (including both the speaker and the person(s) spoken to); I or me; yo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hsk.academy/en/words/暂时" xlink:type="simple">暂时zàn shí</text:a></text:p>
          </table:table-cell>
          <table:table-cell table:style-name="ce2" office:value-type="string" calcext:value-type="string">
            <text:p>temporary; provisional; for the time being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<text:a xlink:href="https://hsk.academy/en/words/脏" xlink:type="simple">脏zāng</text:a></text:p>
          </table:table-cell>
          <table:table-cell office:value-type="string" calcext:value-type="string">
            <text:p>dir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责任" xlink:type="simple">责任zé rèn</text:a></text:p>
          </table:table-cell>
          <table:table-cell office:value-type="string" calcext:value-type="string">
            <text:p>responsibility; blame; duty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增加" xlink:type="simple">增加zēng jiā</text:a></text:p>
          </table:table-cell>
          <table:table-cell office:value-type="string" calcext:value-type="string">
            <text:p>to raise; to incre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占线" xlink:type="simple">占线zhàn xiàn</text:a></text:p>
          </table:table-cell>
          <table:table-cell office:value-type="string" calcext:value-type="string">
            <text:p>busy (telephon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招聘" xlink:type="simple">招聘zhāo pìn</text:a></text:p>
          </table:table-cell>
          <table:table-cell office:value-type="string" calcext:value-type="string">
            <text:p>recruitment; to invite applications for a job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照" xlink:type="simple">照zhào</text:a></text:p>
          </table:table-cell>
          <table:table-cell office:value-type="string" calcext:value-type="string">
            <text:p>according to; in accordance with; to shine; to illuminate; to reflect; to look at (one's reflection); to take (a photo); photo; as requested; as befor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真正" xlink:type="simple">真正zhēn zhèng</text:a></text:p>
          </table:table-cell>
          <table:table-cell office:value-type="string" calcext:value-type="string">
            <text:p>genuine; real; true; genuinel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整理" xlink:type="simple">整理zhěng lǐ</text:a></text:p>
          </table:table-cell>
          <table:table-cell office:value-type="string" calcext:value-type="string">
            <text:p>to arrange; to tidy up; to sort out; to straighten out; to list systematically; to collate (data, files); to pack (luggag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正常" xlink:type="simple">正常zhèng cháng</text:a></text:p>
          </table:table-cell>
          <table:table-cell office:value-type="string" calcext:value-type="string">
            <text:p>regular; normal; ordinar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正好" xlink:type="simple">正好zhèng hǎo</text:a></text:p>
          </table:table-cell>
          <table:table-cell office:value-type="string" calcext:value-type="string">
            <text:p>just (in time); just right; just enough; to happen to; to chance to; by chance; it just so happens th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正确" xlink:type="simple">正确zhèng què</text:a></text:p>
          </table:table-cell>
          <table:table-cell office:value-type="string" calcext:value-type="string">
            <text:p>correct; pro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正式" xlink:type="simple">正式zhèng shì</text:a></text:p>
          </table:table-cell>
          <table:table-cell office:value-type="string" calcext:value-type="string">
            <text:p>formal; officia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证明" xlink:type="simple">证明zhèng míng</text:a></text:p>
          </table:table-cell>
          <table:table-cell office:value-type="string" calcext:value-type="string">
            <text:p>proof; certificate; identification; testimonial; to prove; to testify; to confirm the truth of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之" xlink:type="simple">之zhī</text:a></text:p>
          </table:table-cell>
          <table:table-cell office:value-type="string" calcext:value-type="string">
            <text:p>(possessive particle, literary equivalent of 的); him; her; it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支持" xlink:type="simple">支持zhī chí</text:a></text:p>
          </table:table-cell>
          <table:table-cell office:value-type="string" calcext:value-type="string">
            <text:p>to be in favor of; to support; to back; support; backing; to stand by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知识" xlink:type="simple">知识zhī shi</text:a></text:p>
          </table:table-cell>
          <table:table-cell office:value-type="string" calcext:value-type="string">
            <text:p>intellectual; knowledge-related; knowledge; CL:门[men2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值得" xlink:type="simple">值得zhí de</text:a></text:p>
          </table:table-cell>
          <table:table-cell office:value-type="string" calcext:value-type="string">
            <text:p>to be worth; to deser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植物" xlink:type="simple">植物zhí wù</text:a></text:p>
          </table:table-cell>
          <table:table-cell office:value-type="string" calcext:value-type="string">
            <text:p>botanical; plant; vegetation; CL:种[zhong3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直接" xlink:type="simple">直接zhí jiē</text:a></text:p>
          </table:table-cell>
          <table:table-cell office:value-type="string" calcext:value-type="string">
            <text:p>direct; opposite: indirect 间接; immediate; directly; straightforwa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职业" xlink:type="simple">职业zhí yè</text:a></text:p>
          </table:table-cell>
          <table:table-cell office:value-type="string" calcext:value-type="string">
            <text:p>occupation; profession; vocation; profession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只好" xlink:type="simple">只好zhǐ hǎo</text:a></text:p>
          </table:table-cell>
          <table:table-cell office:value-type="string" calcext:value-type="string">
            <text:p>without any better option; to have to; to be forced 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只要" xlink:type="simple">只要zhǐ yào</text:a></text:p>
          </table:table-cell>
          <table:table-cell office:value-type="string" calcext:value-type="string">
            <text:p>if only; so long a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指" xlink:type="simple">指zhǐ</text:a></text:p>
          </table:table-cell>
          <table:table-cell office:value-type="string" calcext:value-type="string">
            <text:p>finger; to point at or to; to indicate or refer to; to depend on; to count on; (of hair) to stand on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至少" xlink:type="simple">至少zhì shǎo</text:a></text:p>
          </table:table-cell>
          <table:table-cell office:value-type="string" calcext:value-type="string">
            <text:p>at least; (to say the) lea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质量" xlink:type="simple">质量zhì liàng</text:a></text:p>
          </table:table-cell>
          <table:table-cell office:value-type="string" calcext:value-type="string">
            <text:p>quality; mass (in physics)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重" xlink:type="simple">重zhòng</text:a></text:p>
          </table:table-cell>
          <table:table-cell office:value-type="string" calcext:value-type="string">
            <text:p>heavy; seriou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重点" xlink:type="simple">重点zhòng diǎn</text:a></text:p>
          </table:table-cell>
          <table:table-cell office:value-type="string" calcext:value-type="string">
            <text:p>emphasis; focal point; priority; key; with the emphasis on; focusing 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重视" xlink:type="simple">重视zhòng shì</text:a></text:p>
          </table:table-cell>
          <table:table-cell office:value-type="string" calcext:value-type="string">
            <text:p>to attach importance to sth; to 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周围" xlink:type="simple">周围zhōu wéi</text:a></text:p>
          </table:table-cell>
          <table:table-cell office:value-type="string" calcext:value-type="string">
            <text:p>surroundings; environment; to encom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主意" xlink:type="simple">主意zhǔ yi</text:a></text:p>
          </table:table-cell>
          <table:table-cell office:value-type="string" calcext:value-type="string">
            <text:p>plan; idea; decisio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祝贺" xlink:type="simple">祝贺zhù hè</text:a></text:p>
          </table:table-cell>
          <table:table-cell office:value-type="string" calcext:value-type="string">
            <text:p>to congratulate; congratulations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著名" xlink:type="simple">著名zhù míng</text:a></text:p>
          </table:table-cell>
          <table:table-cell office:value-type="string" calcext:value-type="string">
            <text:p>famous; noted; well-known; celebra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专门" xlink:type="simple">专门zhuān mén</text:a></text:p>
          </table:table-cell>
          <table:table-cell office:value-type="string" calcext:value-type="string">
            <text:p>specialist; specialized; customize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专业" xlink:type="simple">专业zhuān yè</text:a></text:p>
          </table:table-cell>
          <table:table-cell office:value-type="string" calcext:value-type="string">
            <text:p>specialty; specialized field; main field of study (at university); major; professional; CL:门[men2] ,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转" xlink:type="simple">转zhuǎn</text:a></text:p>
          </table:table-cell>
          <table:table-cell office:value-type="string" calcext:value-type="string">
            <text:p>to turn; to change direction; to transfer; to forward (mail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赚" xlink:type="simple">赚zhuàn</text:a></text:p>
          </table:table-cell>
          <table:table-cell office:value-type="string" calcext:value-type="string">
            <text:p>earn; make a prof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准确" xlink:type="simple">准确zhǔn què</text:a></text:p>
          </table:table-cell>
          <table:table-cell office:value-type="string" calcext:value-type="string">
            <text:p>accurate; exact; prec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准时" xlink:type="simple">准时zhǔn shí</text:a></text:p>
          </table:table-cell>
          <table:table-cell office:value-type="string" calcext:value-type="string">
            <text:p>on time; punctual; on schedu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仔细" xlink:type="simple">仔细zǐ xì</text:a></text:p>
          </table:table-cell>
          <table:table-cell office:value-type="string" calcext:value-type="string">
            <text:p>careful; attentive; cauti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自然" xlink:type="simple">自然zì rán</text:a></text:p>
          </table:table-cell>
          <table:table-cell office:value-type="string" calcext:value-type="string">
            <text:p>at ease; free from affectation; natu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自信" xlink:type="simple">自信zì xìn</text:a></text:p>
          </table:table-cell>
          <table:table-cell office:value-type="string" calcext:value-type="string">
            <text:p>confidence; self-confidenc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hsk.academy/en/words/总结" xlink:type="simple">总结zǒng jié</text:a></text:p>
          </table:table-cell>
          <table:table-cell table:style-name="ce2" office:value-type="string" calcext:value-type="string">
            <text:p>to sum up; to conclude; summary; resume; CL:个</text:p>
          </table:table-cell>
          <table:table-cell table:style-name="ce3" table:number-columns-repeated="1022"/>
        </table:table-row>
        <table:table-row table:style-name="ro2">
          <table:table-cell office:value-type="string" calcext:value-type="string">
            <text:p><text:a xlink:href="https://hsk.academy/en/words/租" xlink:type="simple">租zū</text:a></text:p>
          </table:table-cell>
          <table:table-cell office:value-type="string" calcext:value-type="string">
            <text:p>to rent; to charter; to rent out; to lease out; to hire; rent; land ta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最好" xlink:type="simple">最好zuì hǎo</text:a></text:p>
          </table:table-cell>
          <table:table-cell office:value-type="string" calcext:value-type="string">
            <text:p>best; (you) had better (do what we sugges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尊重" xlink:type="simple">尊重zūn zhòng</text:a></text:p>
          </table:table-cell>
          <table:table-cell office:value-type="string" calcext:value-type="string">
            <text:p>esteem; respect; to honor; to value st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左右" xlink:type="simple">左右zuǒ yòu</text:a></text:p>
          </table:table-cell>
          <table:table-cell office:value-type="string" calcext:value-type="string">
            <text:p>approximately; about; left and right; around; (dial.) anyw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作家" xlink:type="simple">作家zuò jiā</text:a></text:p>
          </table:table-cell>
          <table:table-cell office:value-type="string" calcext:value-type="string">
            <text:p>author; CL:個|个[ge4],位[wei4];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作用" xlink:type="simple">作用zuò yòng</text:a></text:p>
          </table:table-cell>
          <table:table-cell office:value-type="string" calcext:value-type="string">
            <text:p>to act on; to affect; action; function; activity; impact; result; effect; purpose; intent; to play a role; corresponds to English -ity, -ism, -izatio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作者" xlink:type="simple">作者zuò zhě</text:a></text:p>
          </table:table-cell>
          <table:table-cell office:value-type="string" calcext:value-type="string">
            <text:p>writer; author; CL:个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座" xlink:type="simple">座zuò</text:a></text:p>
          </table:table-cell>
          <table:table-cell office:value-type="string" calcext:value-type="string">
            <text:p>seat; base; stand; classifier for buildings, mountains and similar immovable objects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座位" xlink:type="simple">座位zuò wèi</text:a></text:p>
          </table:table-cell>
          <table:table-cell office:value-type="string" calcext:value-type="string">
            <text:p>a place to sit; CL:个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22:29:44.534286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5T15:23:24.758308357</meta:creation-date>
    <dc:date>2021-07-08T23:36:52.411557481</dc:date>
    <meta:editing-duration>PT3H3M27S</meta:editing-duration>
    <meta:editing-cycles>9</meta:editing-cycles>
    <meta:generator>LibreOffice/7.1.3.2$Linux_X86_64 LibreOffice_project/10$Build-2</meta:generator>
    <meta:document-statistic meta:table-count="1" meta:cell-count="1200" meta:object-count="0"/>
  </office:meta>
</office:document-meta>
</file>